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20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1.399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8244in"/>
    </style:style>
    <style:style style:name="co11" style:family="table-column">
      <style:table-column-properties fo:break-before="auto" style:column-width="0.928in"/>
    </style:style>
    <style:style style:name="co12" style:family="table-column">
      <style:table-column-properties fo:break-before="auto" style:column-width="0.8508in"/>
    </style:style>
    <style:style style:name="co13" style:family="table-column">
      <style:table-column-properties fo:break-before="auto" style:column-width="0.8673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1.116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4598in"/>
    </style:style>
    <style:style style:name="co19" style:family="table-column">
      <style:table-column-properties fo:break-before="auto" style:column-width="1.228in"/>
    </style:style>
    <style:style style:name="co20" style:family="table-column">
      <style:table-column-properties fo:break-before="auto" style:column-width="1.7165in"/>
    </style:style>
    <style:style style:name="co21" style:family="table-column">
      <style:table-column-properties fo:break-before="auto" style:column-width="1.4165in"/>
    </style:style>
    <style:style style:name="co22" style:family="table-column">
      <style:table-column-properties fo:break-before="auto" style:column-width="1.5366in"/>
    </style:style>
    <style:style style:name="co23" style:family="table-column">
      <style:table-column-properties fo:break-before="auto" style:column-width="1.039in"/>
    </style:style>
    <style:style style:name="co24" style:family="table-column">
      <style:table-column-properties fo:break-before="auto" style:column-width="0.8075in"/>
    </style:style>
    <style:style style:name="co25" style:family="table-column">
      <style:table-column-properties fo:break-before="auto" style:column-width="1.2965in"/>
    </style:style>
    <style:style style:name="co26" style:family="table-column">
      <style:table-column-properties fo:break-before="auto" style:column-width="0.8929in"/>
    </style:style>
    <style:style style:name="co27" style:family="table-column">
      <style:table-column-properties fo:break-before="auto" style:column-width="1.2709in"/>
    </style:style>
    <style:style style:name="co28" style:family="table-column">
      <style:table-column-properties fo:break-before="auto" style:column-width="2.9354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1.2366in"/>
    </style:style>
    <style:style style:name="co31" style:family="table-column">
      <style:table-column-properties fo:break-before="auto" style:column-width="0.6272in"/>
    </style:style>
    <style:style style:name="co32" style:family="table-column">
      <style:table-column-properties fo:break-before="auto" style:column-width="0.3272in"/>
    </style:style>
    <style:style style:name="co33" style:family="table-column">
      <style:table-column-properties fo:break-before="auto" style:column-width="0.8764in"/>
    </style:style>
    <style:style style:name="co34" style:family="table-column">
      <style:table-column-properties fo:break-before="auto" style:column-width="0.5244in"/>
    </style:style>
    <style:style style:name="co35" style:family="table-column">
      <style:table-column-properties fo:break-before="auto" style:column-width="1.51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2.4634in"/>
    </style:style>
    <style:style style:name="co38" style:family="table-column">
      <style:table-column-properties fo:break-before="auto" style:column-width="0.6102in"/>
    </style:style>
    <style:style style:name="co39" style:family="table-column">
      <style:table-column-properties fo:break-before="auto" style:column-width="0.9445in"/>
    </style:style>
    <style:style style:name="co40" style:family="table-column">
      <style:table-column-properties fo:break-before="auto" style:column-width="1.0819in"/>
    </style:style>
    <style:style style:name="co41" style:family="table-column">
      <style:table-column-properties fo:break-before="auto" style:column-width="1.4925in"/>
    </style:style>
    <style:style style:name="co42" style:family="table-column">
      <style:table-column-properties fo:break-before="auto" style:column-width="0.3701in"/>
    </style:style>
    <style:style style:name="co43" style:family="table-column">
      <style:table-column-properties fo:break-before="auto" style:column-width="0.4555in"/>
    </style:style>
    <style:style style:name="co44" style:family="table-column">
      <style:table-column-properties fo:break-before="auto" style:column-width="0.9965in"/>
    </style:style>
    <style:style style:name="co45" style:family="table-column">
      <style:table-column-properties fo:break-before="auto" style:column-width="0.6874in"/>
    </style:style>
    <style:style style:name="co46" style:family="table-column">
      <style:table-column-properties fo:break-before="auto" style:column-width="1.1591in"/>
    </style:style>
    <style:style style:name="co47" style:family="table-column">
      <style:table-column-properties fo:break-before="auto" style:column-width="4.3772in"/>
    </style:style>
    <style:style style:name="co48" style:family="table-column">
      <style:table-column-properties fo:break-before="auto" style:column-width="0.9362in"/>
    </style:style>
    <style:style style:name="co49" style:family="table-column">
      <style:table-column-properties fo:break-before="auto" style:column-width="1.0992in"/>
    </style:style>
    <style:style style:name="co50" style:family="table-column">
      <style:table-column-properties fo:break-before="auto" style:column-width="0.7472in"/>
    </style:style>
    <style:style style:name="co51" style:family="table-column">
      <style:table-column-properties fo:break-before="auto" style:column-width="4.7543in"/>
    </style:style>
    <style:style style:name="co52" style:family="table-column">
      <style:table-column-properties fo:break-before="auto" style:column-width="1.6398in"/>
    </style:style>
    <style:style style:name="co53" style:family="table-column">
      <style:table-column-properties fo:break-before="auto" style:column-width="1.9827in"/>
    </style:style>
    <style:style style:name="co5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 style:font-name="Times New Roman" style:font-name-asian="Times New Roman" style:font-name-complex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ld_data_G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2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processid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atalognum</text:p>
          </table:table-cell>
          <table:table-cell office:value-type="string" calcext:value-type="string">
            <text:p>fieldnum</text:p>
          </table:table-cell>
          <table:table-cell office:value-type="string" calcext:value-type="string">
            <text:p>institution_storing</text:p>
          </table:table-cell>
          <table:table-cell office:value-type="string" calcext:value-type="string">
            <text:p>collection_code</text:p>
          </table:table-cell>
          <table:table-cell office:value-type="string" calcext:value-type="string">
            <text:p>bin_uri</text:p>
          </table:table-cell>
          <table:table-cell office:value-type="string" calcext:value-type="string">
            <text:p>phylum_taxID</text:p>
          </table:table-cell>
          <table:table-cell office:value-type="string" calcext:value-type="string">
            <text:p>phylum_name</text:p>
          </table:table-cell>
          <table:table-cell office:value-type="string" calcext:value-type="string">
            <text:p>class_taxID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rder_taxID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family_taxID</text:p>
          </table:table-cell>
          <table:table-cell office:value-type="string" calcext:value-type="string">
            <text:p>family_name</text:p>
          </table:table-cell>
          <table:table-cell office:value-type="string" calcext:value-type="string">
            <text:p>subfamily_taxID</text:p>
          </table:table-cell>
          <table:table-cell office:value-type="string" calcext:value-type="string">
            <text:p>subfamily_name</text:p>
          </table:table-cell>
          <table:table-cell office:value-type="string" calcext:value-type="string">
            <text:p>genus_taxID</text:p>
          </table:table-cell>
          <table:table-cell office:value-type="string" calcext:value-type="string">
            <text:p>genus_name</text:p>
          </table:table-cell>
          <table:table-cell office:value-type="string" calcext:value-type="string">
            <text:p>species_taxID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subspecies_taxID</text:p>
          </table:table-cell>
          <table:table-cell office:value-type="string" calcext:value-type="string">
            <text:p>subspecies_name</text:p>
          </table:table-cell>
          <table:table-cell office:value-type="string" calcext:value-type="string">
            <text:p>identification_provided_by</text:p>
          </table:table-cell>
          <table:table-cell office:value-type="string" calcext:value-type="string">
            <text:p>identification_method</text:p>
          </table:table-cell>
          <table:table-cell office:value-type="string" calcext:value-type="string">
            <text:p>identification_reference</text:p>
          </table:table-cell>
          <table:table-cell office:value-type="string" calcext:value-type="string">
            <text:p>tax_note</text:p>
          </table:table-cell>
          <table:table-cell office:value-type="string" calcext:value-type="string">
            <text:p>voucher_status</text:p>
          </table:table-cell>
          <table:table-cell office:value-type="string" calcext:value-type="string">
            <text:p>tissue_type</text:p>
          </table:table-cell>
          <table:table-cell office:value-type="string" calcext:value-type="string">
            <text:p>collection_event_id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collectiondate_start</text:p>
          </table:table-cell>
          <table:table-cell office:value-type="string" calcext:value-type="string">
            <text:p>collectiondate_end</text:p>
          </table:table-cell>
          <table:table-cell office:value-type="string" calcext:value-type="string">
            <text:p>collectiontime</text:p>
          </table:table-cell>
          <table:table-cell office:value-type="string" calcext:value-type="string">
            <text:p>collection_note</text:p>
          </table:table-cell>
          <table:table-cell office:value-type="string" calcext:value-type="string">
            <text:p>site_code</text:p>
          </table:table-cell>
          <table:table-cell office:value-type="string" calcext:value-type="string">
            <text:p>sampling_protocol</text:p>
          </table:table-cell>
          <table:table-cell office:value-type="string" calcext:value-type="string">
            <text:p>lifest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associated_specimens</text:p>
          </table:table-cell>
          <table:table-cell office:value-type="string" calcext:value-type="string">
            <text:p>associated_taxa</text:p>
          </table:table-cell>
          <table:table-cell office:value-type="string" calcext:value-type="string">
            <text:p>extrainf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ord_source</text:p>
          </table:table-cell>
          <table:table-cell office:value-type="string" calcext:value-type="string">
            <text:p>coord_accuracy</text:p>
          </table:table-cell>
          <table:table-cell office:value-type="string" calcext:value-type="string">
            <text:p>coord_verbati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lev_accuracy</text:p>
          </table:table-cell>
          <table:table-cell office:value-type="string" calcext:value-type="string">
            <text:p>depth_accurac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ovince_st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xactsite</text:p>
          </table:table-cell>
          <table:table-cell office:value-type="string" calcext:value-type="string">
            <text:p>image_ids</text:p>
          </table:table-cell>
          <table:table-cell office:value-type="string" calcext:value-type="string">
            <text:p>image_urls</text:p>
          </table:table-cell>
          <table:table-cell office:value-type="string" calcext:value-type="string">
            <text:p>media_descriptors</text:p>
          </table:table-cell>
          <table:table-cell office:value-type="string" calcext:value-type="string">
            <text:p>captions</text:p>
          </table:table-cell>
          <table:table-cell office:value-type="string" calcext:value-type="string">
            <text:p>copyright_holders</text:p>
          </table:table-cell>
          <table:table-cell office:value-type="string" calcext:value-type="string">
            <text:p>copyright_years</text:p>
          </table:table-cell>
          <table:table-cell office:value-type="string" calcext:value-type="string">
            <text:p>copyright_licenses</text:p>
          </table:table-cell>
          <table:table-cell office:value-type="string" calcext:value-type="string">
            <text:p>copyright_institutions</text:p>
          </table:table-cell>
          <table:table-cell office:value-type="string" calcext:value-type="string">
            <text:p>photographers</text:p>
          </table:table-cell>
          <table:table-cell office:value-type="string" calcext:value-type="string">
            <text:p>coord_verbatim</text:p>
          </table:table-cell>
        </table:table-row>
        <table:table-row table:style-name="ro1">
          <table:table-cell office:value-type="string" calcext:value-type="string">
            <text:p>COAPP121-12</text:p>
          </table:table-cell>
          <table:table-cell office:value-type="string" calcext:value-type="string">
            <text:p>11NJBaikal026</text:p>
          </table:table-cell>
          <table:table-cell office:value-type="float" office:value="2438118" calcext:value-type="float">
            <text:p>2438118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2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1" calcext:value-type="float">
            <text:p>1532251</text:p>
          </table:table-cell>
          <table:table-cell office:value-type="string" calcext:value-type="string">
            <text:p>http://www.boldsystems.org/pics/COAPP/bioug01357-c02+132943029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2-12</text:p>
          </table:table-cell>
          <table:table-cell office:value-type="string" calcext:value-type="string">
            <text:p>11NJBaikal027</text:p>
          </table:table-cell>
          <table:table-cell office:value-type="float" office:value="2438119" calcext:value-type="float">
            <text:p>2438119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3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2" calcext:value-type="float">
            <text:p>1532252</text:p>
          </table:table-cell>
          <table:table-cell office:value-type="string" calcext:value-type="string">
            <text:p>http://www.boldsystems.org/pics/COAPP/bioug01357-c03+132943027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3-12</text:p>
          </table:table-cell>
          <table:table-cell office:value-type="string" calcext:value-type="string">
            <text:p>11NJBaikal028</text:p>
          </table:table-cell>
          <table:table-cell office:value-type="float" office:value="2438120" calcext:value-type="float">
            <text:p>2438120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; C=3.68pg (Feulgen)</text:p>
          </table:table-cell>
          <table:table-cell office:value-type="string" calcext:value-type="string">
            <text:p>BIOUG01357 C4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3" calcext:value-type="float">
            <text:p>1532253</text:p>
          </table:table-cell>
          <table:table-cell office:value-type="string" calcext:value-type="string">
            <text:p>http://www.boldsystems.org/pics/COAPP/bioug01357-c04+1329430262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4-12</text:p>
          </table:table-cell>
          <table:table-cell office:value-type="string" calcext:value-type="string">
            <text:p>11NJBaikal029</text:p>
          </table:table-cell>
          <table:table-cell office:value-type="float" office:value="2438121" calcext:value-type="float">
            <text:p>2438121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5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4" calcext:value-type="float">
            <text:p>1532254</text:p>
          </table:table-cell>
          <table:table-cell office:value-type="string" calcext:value-type="string">
            <text:p>http://www.boldsystems.org/pics/COAPP/bioug01357-c05+1329430246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5-12</text:p>
          </table:table-cell>
          <table:table-cell office:value-type="string" calcext:value-type="string">
            <text:p>11NJBaikal030</text:p>
          </table:table-cell>
          <table:table-cell office:value-type="float" office:value="2438122" calcext:value-type="float">
            <text:p>2438122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6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5" calcext:value-type="float">
            <text:p>1532255</text:p>
          </table:table-cell>
          <table:table-cell office:value-type="string" calcext:value-type="string">
            <text:p>http://www.boldsystems.org/pics/COAPP/bioug01357-c06+132943022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GBCMA1866-09</text:p>
          </table:table-cell>
          <table:table-cell office:value-type="string" calcext:value-type="string">
            <text:p>AY926675</text:p>
          </table:table-cell>
          <table:table-cell office:value-type="float" office:value="1034882" calcext:value-type="float">
            <text:p>1034882</text:p>
          </table:table-cell>
          <table:table-cell office:value-type="string" calcext:value-type="string">
            <text:p>AY92667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office:value-type="float" office:value="53.099713" calcext:value-type="float">
            <text:p>53.099713</text:p>
          </table:table-cell>
          <table:table-cell office:value-type="float" office:value="106.97274" calcext:value-type="float">
            <text:p>106.97274</text:p>
          </table:table-cell>
          <table:table-cell table:style-name="ce1" office:value-type="string" calcext:value-type="string">
            <text:p>based on ‘region’ =&gt; Yandex Maps for ‘Хоргойская губа’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Olkhon,Khorgojskaya, Lake Baik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88-12</text:p>
          </table:table-cell>
          <table:table-cell office:value-type="string" calcext:value-type="string">
            <text:p>FJ715823</text:p>
          </table:table-cell>
          <table:table-cell office:value-type="float" office:value="2944547" calcext:value-type="float">
            <text:p>2944547</text:p>
          </table:table-cell>
          <table:table-cell/>
          <table:table-cell office:value-type="string" calcext:value-type="string">
            <text:p>FJ71582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3List</text:p>
          </table:table-cell>
          <table:table-cell/>
          <table:table-cell table:style-name="ce3" office:value-type="string" calcext:value-type="string">
            <text:p>51°50'56.34"N 104°52'1.5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489-12</text:p>
          </table:table-cell>
          <table:table-cell office:value-type="string" calcext:value-type="string">
            <text:p>FJ715824</text:p>
          </table:table-cell>
          <table:table-cell office:value-type="float" office:value="2944548" calcext:value-type="float">
            <text:p>2944548</text:p>
          </table:table-cell>
          <table:table-cell/>
          <table:table-cell office:value-type="string" calcext:value-type="string">
            <text:p>FJ71582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7List =&gt; Листвянка, 7 шт =&gt; табл.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0-12</text:p>
          </table:table-cell>
          <table:table-cell office:value-type="string" calcext:value-type="string">
            <text:p>FJ715825</text:p>
          </table:table-cell>
          <table:table-cell office:value-type="float" office:value="2944549" calcext:value-type="float">
            <text:p>2944549</text:p>
          </table:table-cell>
          <table:table-cell/>
          <table:table-cell office:value-type="string" calcext:value-type="string">
            <text:p>FJ71582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8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1-12</text:p>
          </table:table-cell>
          <table:table-cell office:value-type="string" calcext:value-type="string">
            <text:p>FJ715826</text:p>
          </table:table-cell>
          <table:table-cell office:value-type="float" office:value="2944550" calcext:value-type="float">
            <text:p>2944550</text:p>
          </table:table-cell>
          <table:table-cell/>
          <table:table-cell office:value-type="string" calcext:value-type="string">
            <text:p>FJ71582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4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2-12</text:p>
          </table:table-cell>
          <table:table-cell office:value-type="string" calcext:value-type="string">
            <text:p>FJ715827</text:p>
          </table:table-cell>
          <table:table-cell office:value-type="float" office:value="2944551" calcext:value-type="float">
            <text:p>2944551</text:p>
          </table:table-cell>
          <table:table-cell/>
          <table:table-cell office:value-type="string" calcext:value-type="string">
            <text:p>FJ71582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9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3-12</text:p>
          </table:table-cell>
          <table:table-cell office:value-type="string" calcext:value-type="string">
            <text:p>FJ715828</text:p>
          </table:table-cell>
          <table:table-cell office:value-type="float" office:value="2944552" calcext:value-type="float">
            <text:p>2944552</text:p>
          </table:table-cell>
          <table:table-cell/>
          <table:table-cell office:value-type="string" calcext:value-type="string">
            <text:p>FJ71582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90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4-12</text:p>
          </table:table-cell>
          <table:table-cell office:value-type="string" calcext:value-type="string">
            <text:p>FJ715829</text:p>
          </table:table-cell>
          <table:table-cell office:value-type="float" office:value="2944553" calcext:value-type="float">
            <text:p>2944553</text:p>
          </table:table-cell>
          <table:table-cell/>
          <table:table-cell office:value-type="string" calcext:value-type="string">
            <text:p>FJ71582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92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5-12</text:p>
          </table:table-cell>
          <table:table-cell office:value-type="string" calcext:value-type="string">
            <text:p>FJ715830</text:p>
          </table:table-cell>
          <table:table-cell office:value-type="float" office:value="2944554" calcext:value-type="float">
            <text:p>2944554</text:p>
          </table:table-cell>
          <table:table-cell/>
          <table:table-cell office:value-type="string" calcext:value-type="string">
            <text:p>FJ71583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3Anga =&gt; Р. Ангара, 60 км от истока, 7 шт</text:p>
          </table:table-cell>
          <table:table-cell table:number-columns-repeated="7"/>
          <table:table-cell table:formula="of:=52+29/60+56.93/360" office:value-type="float" office:value="52.6414722222222" calcext:value-type="float">
            <text:p>52.6414722222222</text:p>
          </table:table-cell>
          <table:table-cell table:style-name="ce4" office:value-type="string" calcext:value-type="string">
            <text:p>52°29'56.93"N 104°26'14.80"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96-12</text:p>
          </table:table-cell>
          <table:table-cell office:value-type="string" calcext:value-type="string">
            <text:p>FJ715831</text:p>
          </table:table-cell>
          <table:table-cell office:value-type="float" office:value="2944555" calcext:value-type="float">
            <text:p>2944555</text:p>
          </table:table-cell>
          <table:table-cell/>
          <table:table-cell office:value-type="string" calcext:value-type="string">
            <text:p>FJ71583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4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7-12</text:p>
          </table:table-cell>
          <table:table-cell office:value-type="string" calcext:value-type="string">
            <text:p>FJ715832</text:p>
          </table:table-cell>
          <table:table-cell office:value-type="float" office:value="2944556" calcext:value-type="float">
            <text:p>2944556</text:p>
          </table:table-cell>
          <table:table-cell/>
          <table:table-cell office:value-type="string" calcext:value-type="string">
            <text:p>FJ71583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5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8-12</text:p>
          </table:table-cell>
          <table:table-cell office:value-type="string" calcext:value-type="string">
            <text:p>FJ715833</text:p>
          </table:table-cell>
          <table:table-cell office:value-type="float" office:value="2944557" calcext:value-type="float">
            <text:p>2944557</text:p>
          </table:table-cell>
          <table:table-cell/>
          <table:table-cell office:value-type="string" calcext:value-type="string">
            <text:p>FJ71583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6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9-12</text:p>
          </table:table-cell>
          <table:table-cell office:value-type="string" calcext:value-type="string">
            <text:p>FJ715834</text:p>
          </table:table-cell>
          <table:table-cell office:value-type="float" office:value="2944558" calcext:value-type="float">
            <text:p>2944558</text:p>
          </table:table-cell>
          <table:table-cell/>
          <table:table-cell office:value-type="string" calcext:value-type="string">
            <text:p>FJ71583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8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0-12</text:p>
          </table:table-cell>
          <table:table-cell office:value-type="string" calcext:value-type="string">
            <text:p>FJ715835</text:p>
          </table:table-cell>
          <table:table-cell office:value-type="float" office:value="2944559" calcext:value-type="float">
            <text:p>2944559</text:p>
          </table:table-cell>
          <table:table-cell/>
          <table:table-cell office:value-type="string" calcext:value-type="string">
            <text:p>FJ71583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9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1-12</text:p>
          </table:table-cell>
          <table:table-cell office:value-type="string" calcext:value-type="string">
            <text:p>FJ715836</text:p>
          </table:table-cell>
          <table:table-cell office:value-type="float" office:value="2944560" calcext:value-type="float">
            <text:p>2944560</text:p>
          </table:table-cell>
          <table:table-cell/>
          <table:table-cell office:value-type="string" calcext:value-type="string">
            <text:p>FJ71583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201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2-12</text:p>
          </table:table-cell>
          <table:table-cell office:value-type="string" calcext:value-type="string">
            <text:p>FJ715837</text:p>
          </table:table-cell>
          <table:table-cell office:value-type="float" office:value="2944561" calcext:value-type="float">
            <text:p>2944561</text:p>
          </table:table-cell>
          <table:table-cell/>
          <table:table-cell office:value-type="string" calcext:value-type="string">
            <text:p>FJ71583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163Pesh =&gt; 4 шт. =&gt; Песчаная??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3-12</text:p>
          </table:table-cell>
          <table:table-cell office:value-type="string" calcext:value-type="string">
            <text:p>FJ715838</text:p>
          </table:table-cell>
          <table:table-cell office:value-type="float" office:value="2944562" calcext:value-type="float">
            <text:p>2944562</text:p>
          </table:table-cell>
          <table:table-cell/>
          <table:table-cell office:value-type="string" calcext:value-type="string">
            <text:p>FJ7158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202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4-12</text:p>
          </table:table-cell>
          <table:table-cell office:value-type="string" calcext:value-type="string">
            <text:p>FJ715839</text:p>
          </table:table-cell>
          <table:table-cell office:value-type="float" office:value="2944563" calcext:value-type="float">
            <text:p>2944563</text:p>
          </table:table-cell>
          <table:table-cell/>
          <table:table-cell office:value-type="string" calcext:value-type="string">
            <text:p>FJ71583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206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5-12</text:p>
          </table:table-cell>
          <table:table-cell office:value-type="string" calcext:value-type="string">
            <text:p>FJ715840</text:p>
          </table:table-cell>
          <table:table-cell office:value-type="float" office:value="2944564" calcext:value-type="float">
            <text:p>2944564</text:p>
          </table:table-cell>
          <table:table-cell/>
          <table:table-cell office:value-type="string" calcext:value-type="string">
            <text:p>FJ71584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210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6-12</text:p>
          </table:table-cell>
          <table:table-cell office:value-type="string" calcext:value-type="string">
            <text:p>FJ715841</text:p>
          </table:table-cell>
          <table:table-cell office:value-type="float" office:value="2944565" calcext:value-type="float">
            <text:p>2944565</text:p>
          </table:table-cell>
          <table:table-cell/>
          <table:table-cell office:value-type="string" calcext:value-type="string">
            <text:p>FJ71584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table:style-name="ce1" office:value-type="string" calcext:value-type="string">
            <text:p>218Bugu</text:p>
          </table:table-cell>
          <table:table-cell/>
          <table:table-cell table:style-name="ce3" office:value-type="string" calcext:value-type="string">
            <text:p>52°30'60.00"N 106° 2'6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07-12</text:p>
          </table:table-cell>
          <table:table-cell office:value-type="string" calcext:value-type="string">
            <text:p>FJ715842</text:p>
          </table:table-cell>
          <table:table-cell office:value-type="float" office:value="2944566" calcext:value-type="float">
            <text:p>2944566</text:p>
          </table:table-cell>
          <table:table-cell/>
          <table:table-cell office:value-type="string" calcext:value-type="string">
            <text:p>FJ7158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table:style-name="ce1" office:value-type="string" calcext:value-type="string">
            <text:p>219Bugu =&gt; Бугульдейка =&gt; действительно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8-12</text:p>
          </table:table-cell>
          <table:table-cell office:value-type="string" calcext:value-type="string">
            <text:p>FJ715843</text:p>
          </table:table-cell>
          <table:table-cell office:value-type="float" office:value="2944567" calcext:value-type="float">
            <text:p>2944567</text:p>
          </table:table-cell>
          <table:table-cell/>
          <table:table-cell office:value-type="string" calcext:value-type="string">
            <text:p>FJ71584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table:style-name="ce1" office:value-type="string" calcext:value-type="string">
            <text:p>221Bugu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9-12</text:p>
          </table:table-cell>
          <table:table-cell office:value-type="string" calcext:value-type="string">
            <text:p>FJ715844</text:p>
          </table:table-cell>
          <table:table-cell office:value-type="float" office:value="2944568" calcext:value-type="float">
            <text:p>2944568</text:p>
          </table:table-cell>
          <table:table-cell/>
          <table:table-cell office:value-type="string" calcext:value-type="string">
            <text:p>FJ71584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table:style-name="ce1" office:value-type="string" calcext:value-type="string">
            <text:p>226Zund =&gt; Залив Малое море, м. Зундук =&gt; 3 шт.</text:p>
          </table:table-cell>
          <table:table-cell/>
          <table:table-cell table:style-name="ce3" office:value-type="string" calcext:value-type="string">
            <text:p>Петунина 53°27 ́N 107°32 ́E | Fazalova: 53°22'60.00"N 107°25'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0-12</text:p>
          </table:table-cell>
          <table:table-cell office:value-type="string" calcext:value-type="string">
            <text:p>FJ715845</text:p>
          </table:table-cell>
          <table:table-cell office:value-type="float" office:value="2944569" calcext:value-type="float">
            <text:p>2944569</text:p>
          </table:table-cell>
          <table:table-cell/>
          <table:table-cell office:value-type="string" calcext:value-type="string">
            <text:p>FJ71584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table:style-name="ce1" office:value-type="string" calcext:value-type="string">
            <text:p>228Zu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1-12</text:p>
          </table:table-cell>
          <table:table-cell office:value-type="string" calcext:value-type="string">
            <text:p>FJ715846</text:p>
          </table:table-cell>
          <table:table-cell office:value-type="float" office:value="2944570" calcext:value-type="float">
            <text:p>2944570</text:p>
          </table:table-cell>
          <table:table-cell/>
          <table:table-cell office:value-type="string" calcext:value-type="string">
            <text:p>FJ71584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table:style-name="ce1" office:value-type="string" calcext:value-type="string">
            <text:p>230Zu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2-12</text:p>
          </table:table-cell>
          <table:table-cell office:value-type="string" calcext:value-type="string">
            <text:p>FJ715847</text:p>
          </table:table-cell>
          <table:table-cell office:value-type="float" office:value="2944571" calcext:value-type="float">
            <text:p>2944571</text:p>
          </table:table-cell>
          <table:table-cell/>
          <table:table-cell office:value-type="string" calcext:value-type="string">
            <text:p>FJ71584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table:style-name="ce1" office:value-type="string" calcext:value-type="string">
            <text:p>241Muri =&gt; Муринская банка =&gt;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3-12</text:p>
          </table:table-cell>
          <table:table-cell office:value-type="string" calcext:value-type="string">
            <text:p>FJ715848</text:p>
          </table:table-cell>
          <table:table-cell office:value-type="float" office:value="2944572" calcext:value-type="float">
            <text:p>2944572</text:p>
          </table:table-cell>
          <table:table-cell/>
          <table:table-cell office:value-type="string" calcext:value-type="string">
            <text:p>FJ71584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table:style-name="ce1" office:value-type="string" calcext:value-type="string">
            <text:p>242Mu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4-12</text:p>
          </table:table-cell>
          <table:table-cell office:value-type="string" calcext:value-type="string">
            <text:p>FJ715849</text:p>
          </table:table-cell>
          <table:table-cell office:value-type="float" office:value="2944573" calcext:value-type="float">
            <text:p>2944573</text:p>
          </table:table-cell>
          <table:table-cell/>
          <table:table-cell office:value-type="string" calcext:value-type="string">
            <text:p>FJ71584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table:style-name="ce1" office:value-type="string" calcext:value-type="string">
            <text:p>246Mu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5-12</text:p>
          </table:table-cell>
          <table:table-cell office:value-type="string" calcext:value-type="string">
            <text:p>FJ715850</text:p>
          </table:table-cell>
          <table:table-cell office:value-type="float" office:value="2944574" calcext:value-type="float">
            <text:p>2944574</text:p>
          </table:table-cell>
          <table:table-cell/>
          <table:table-cell office:value-type="string" calcext:value-type="string">
            <text:p>FJ71585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9/60" office:value-type="float" office:value="52.8166666666667" calcext:value-type="float">
            <text:p>52.8166666666667</text:p>
          </table:table-cell>
          <table:table-cell table:formula="of:=107+58/60" office:value-type="float" office:value="107.966666666667" calcext:value-type="float">
            <text:p>107.966666666667</text:p>
          </table:table-cell>
          <table:table-cell table:style-name="ce1" office:value-type="string" calcext:value-type="string">
            <text:p>249Grem</text:p>
          </table:table-cell>
          <table:table-cell/>
          <table:table-cell office:value-type="string" calcext:value-type="string">
            <text:p>52°49 ́N 107°58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6-12</text:p>
          </table:table-cell>
          <table:table-cell office:value-type="string" calcext:value-type="string">
            <text:p>FJ715851</text:p>
          </table:table-cell>
          <table:table-cell office:value-type="float" office:value="2944575" calcext:value-type="float">
            <text:p>2944575</text:p>
          </table:table-cell>
          <table:table-cell/>
          <table:table-cell office:value-type="string" calcext:value-type="string">
            <text:p>FJ71585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9/60" office:value-type="float" office:value="52.8166666666667" calcext:value-type="float">
            <text:p>52.8166666666667</text:p>
          </table:table-cell>
          <table:table-cell table:formula="of:=107+58/60" office:value-type="float" office:value="107.966666666667" calcext:value-type="float">
            <text:p>107.966666666667</text:p>
          </table:table-cell>
          <table:table-cell table:style-name="ce1" office:value-type="string" calcext:value-type="string">
            <text:p>250Gre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7-12</text:p>
          </table:table-cell>
          <table:table-cell office:value-type="string" calcext:value-type="string">
            <text:p>FJ715852</text:p>
          </table:table-cell>
          <table:table-cell office:value-type="float" office:value="2944576" calcext:value-type="float">
            <text:p>2944576</text:p>
          </table:table-cell>
          <table:table-cell/>
          <table:table-cell office:value-type="string" calcext:value-type="string">
            <text:p>FJ71585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table:style-name="ce1" office:value-type="string" calcext:value-type="string">
            <text:p>254Yark =&gt; о. Ярки =&gt;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8-12</text:p>
          </table:table-cell>
          <table:table-cell office:value-type="string" calcext:value-type="string">
            <text:p>FJ715853</text:p>
          </table:table-cell>
          <table:table-cell office:value-type="float" office:value="2944577" calcext:value-type="float">
            <text:p>2944577</text:p>
          </table:table-cell>
          <table:table-cell/>
          <table:table-cell office:value-type="string" calcext:value-type="string">
            <text:p>FJ71585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table:style-name="ce1" office:value-type="string" calcext:value-type="string">
            <text:p>255Yar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9-12</text:p>
          </table:table-cell>
          <table:table-cell office:value-type="string" calcext:value-type="string">
            <text:p>FJ715854</text:p>
          </table:table-cell>
          <table:table-cell office:value-type="float" office:value="2944578" calcext:value-type="float">
            <text:p>2944578</text:p>
          </table:table-cell>
          <table:table-cell/>
          <table:table-cell office:value-type="string" calcext:value-type="string">
            <text:p>FJ71585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7/60" office:value-type="float" office:value="55.7833333333333" calcext:value-type="float">
            <text:p>55.7833333333333</text:p>
          </table:table-cell>
          <table:table-cell table:formula="of:=109+49/60" office:value-type="float" office:value="109.816666666667" calcext:value-type="float">
            <text:p>109.816666666667</text:p>
          </table:table-cell>
          <table:table-cell table:style-name="ce1" office:value-type="string" calcext:value-type="string">
            <text:p>257K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0-12</text:p>
          </table:table-cell>
          <table:table-cell office:value-type="string" calcext:value-type="string">
            <text:p>FJ715855</text:p>
          </table:table-cell>
          <table:table-cell office:value-type="float" office:value="2944579" calcext:value-type="float">
            <text:p>2944579</text:p>
          </table:table-cell>
          <table:table-cell/>
          <table:table-cell office:value-type="string" calcext:value-type="string">
            <text:p>FJ71585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7/60" office:value-type="float" office:value="55.7833333333333" calcext:value-type="float">
            <text:p>55.7833333333333</text:p>
          </table:table-cell>
          <table:table-cell table:formula="of:=109+49/60" office:value-type="float" office:value="109.816666666667" calcext:value-type="float">
            <text:p>109.816666666667</text:p>
          </table:table-cell>
          <table:table-cell table:style-name="ce1" office:value-type="string" calcext:value-type="string">
            <text:p>258Kic</text:p>
          </table:table-cell>
          <table:table-cell/>
          <table:table-cell office:value-type="string" calcext:value-type="string">
            <text:p>55°47 ́N 109°4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1-12</text:p>
          </table:table-cell>
          <table:table-cell office:value-type="string" calcext:value-type="string">
            <text:p>FJ715856</text:p>
          </table:table-cell>
          <table:table-cell office:value-type="float" office:value="2944580" calcext:value-type="float">
            <text:p>2944580</text:p>
          </table:table-cell>
          <table:table-cell/>
          <table:table-cell office:value-type="string" calcext:value-type="string">
            <text:p>FJ71585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6+53/60" office:value-type="float" office:value="106.883333333333" calcext:value-type="float">
            <text:p>106.883333333333</text:p>
          </table:table-cell>
          <table:table-cell table:style-name="ce1" office:value-type="string" calcext:value-type="string">
            <text:p>269Sag</text:p>
          </table:table-cell>
          <table:table-cell/>
          <table:table-cell office:value-type="string" calcext:value-type="string">
            <text:p>53°02 ́N 106°5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2-12</text:p>
          </table:table-cell>
          <table:table-cell office:value-type="string" calcext:value-type="string">
            <text:p>FJ715857</text:p>
          </table:table-cell>
          <table:table-cell office:value-type="float" office:value="2944581" calcext:value-type="float">
            <text:p>2944581</text:p>
          </table:table-cell>
          <table:table-cell/>
          <table:table-cell office:value-type="string" calcext:value-type="string">
            <text:p>FJ71585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6+53/60" office:value-type="float" office:value="106.883333333333" calcext:value-type="float">
            <text:p>106.883333333333</text:p>
          </table:table-cell>
          <table:table-cell table:style-name="ce1" office:value-type="string" calcext:value-type="string">
            <text:p>270Sa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3-12</text:p>
          </table:table-cell>
          <table:table-cell office:value-type="string" calcext:value-type="string">
            <text:p>FJ715858</text:p>
          </table:table-cell>
          <table:table-cell office:value-type="float" office:value="2944582" calcext:value-type="float">
            <text:p>2944582</text:p>
          </table:table-cell>
          <table:table-cell/>
          <table:table-cell office:value-type="string" calcext:value-type="string">
            <text:p>FJ71585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38/60" office:value-type="float" office:value="55.6333333333333" calcext:value-type="float">
            <text:p>55.6333333333333</text:p>
          </table:table-cell>
          <table:table-cell table:formula="of:=109+54/60" office:value-type="float" office:value="109.9" calcext:value-type="float">
            <text:p>109.9</text:p>
          </table:table-cell>
          <table:table-cell table:style-name="ce1" office:value-type="string" calcext:value-type="string">
            <text:p>273Dag</text:p>
          </table:table-cell>
          <table:table-cell/>
          <table:table-cell office:value-type="string" calcext:value-type="string">
            <text:p>55°38 ́N 109°54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4-12</text:p>
          </table:table-cell>
          <table:table-cell office:value-type="string" calcext:value-type="string">
            <text:p>FJ715859</text:p>
          </table:table-cell>
          <table:table-cell office:value-type="float" office:value="2944583" calcext:value-type="float">
            <text:p>2944583</text:p>
          </table:table-cell>
          <table:table-cell/>
          <table:table-cell office:value-type="string" calcext:value-type="string">
            <text:p>FJ71585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38/60" office:value-type="float" office:value="55.6333333333333" calcext:value-type="float">
            <text:p>55.6333333333333</text:p>
          </table:table-cell>
          <table:table-cell table:formula="of:=109+54/60" office:value-type="float" office:value="109.9" calcext:value-type="float">
            <text:p>109.9</text:p>
          </table:table-cell>
          <table:table-cell table:style-name="ce1" office:value-type="string" calcext:value-type="string">
            <text:p>275Da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5-12</text:p>
          </table:table-cell>
          <table:table-cell office:value-type="string" calcext:value-type="string">
            <text:p>FJ715860</text:p>
          </table:table-cell>
          <table:table-cell office:value-type="float" office:value="2944584" calcext:value-type="float">
            <text:p>2944584</text:p>
          </table:table-cell>
          <table:table-cell/>
          <table:table-cell office:value-type="string" calcext:value-type="string">
            <text:p>FJ71586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5/60" office:value-type="float" office:value="55.4166666666667" calcext:value-type="float">
            <text:p>55.4166666666667</text:p>
          </table:table-cell>
          <table:table-cell table:formula="of:=109+12/60" office:value-type="float" office:value="109.2" calcext:value-type="float">
            <text:p>109.2</text:p>
          </table:table-cell>
          <table:table-cell table:style-name="ce1" office:value-type="string" calcext:value-type="string">
            <text:p>281Bog</text:p>
          </table:table-cell>
          <table:table-cell/>
          <table:table-cell office:value-type="string" calcext:value-type="string">
            <text:p>55°25 ́N 109°1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6-12</text:p>
          </table:table-cell>
          <table:table-cell office:value-type="string" calcext:value-type="string">
            <text:p>FJ715861</text:p>
          </table:table-cell>
          <table:table-cell office:value-type="float" office:value="2944585" calcext:value-type="float">
            <text:p>2944585</text:p>
          </table:table-cell>
          <table:table-cell/>
          <table:table-cell office:value-type="string" calcext:value-type="string">
            <text:p>FJ71586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5/60" office:value-type="float" office:value="55.4166666666667" calcext:value-type="float">
            <text:p>55.4166666666667</text:p>
          </table:table-cell>
          <table:table-cell table:formula="of:=109+12/60" office:value-type="float" office:value="109.2" calcext:value-type="float">
            <text:p>109.2</text:p>
          </table:table-cell>
          <table:table-cell table:style-name="ce1" office:value-type="string" calcext:value-type="string">
            <text:p>282Bo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7-12</text:p>
          </table:table-cell>
          <table:table-cell office:value-type="string" calcext:value-type="string">
            <text:p>FJ715862</text:p>
          </table:table-cell>
          <table:table-cell office:value-type="float" office:value="2944586" calcext:value-type="float">
            <text:p>2944586</text:p>
          </table:table-cell>
          <table:table-cell/>
          <table:table-cell office:value-type="string" calcext:value-type="string">
            <text:p>FJ71586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56/60" office:value-type="float" office:value="54.9333333333333" calcext:value-type="float">
            <text:p>54.9333333333333</text:p>
          </table:table-cell>
          <table:table-cell table:formula="of:=108+58/60" office:value-type="float" office:value="108.966666666667" calcext:value-type="float">
            <text:p>108.966666666667</text:p>
          </table:table-cell>
          <table:table-cell table:style-name="ce1" office:value-type="string" calcext:value-type="string">
            <text:p>289Bk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8-12</text:p>
          </table:table-cell>
          <table:table-cell office:value-type="string" calcext:value-type="string">
            <text:p>FJ715863</text:p>
          </table:table-cell>
          <table:table-cell office:value-type="float" office:value="2944587" calcext:value-type="float">
            <text:p>2944587</text:p>
          </table:table-cell>
          <table:table-cell/>
          <table:table-cell office:value-type="string" calcext:value-type="string">
            <text:p>FJ71586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56/60" office:value-type="float" office:value="54.9333333333333" calcext:value-type="float">
            <text:p>54.9333333333333</text:p>
          </table:table-cell>
          <table:table-cell table:formula="of:=108+58/60" office:value-type="float" office:value="108.966666666667" calcext:value-type="float">
            <text:p>108.966666666667</text:p>
          </table:table-cell>
          <table:table-cell table:style-name="ce1" office:value-type="string" calcext:value-type="string">
            <text:p>290Bko</text:p>
          </table:table-cell>
          <table:table-cell/>
          <table:table-cell office:value-type="string" calcext:value-type="string">
            <text:p>54°56 ́N 108°58 ́E Большая Кос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9-12</text:p>
          </table:table-cell>
          <table:table-cell office:value-type="string" calcext:value-type="string">
            <text:p>FJ715864</text:p>
          </table:table-cell>
          <table:table-cell office:value-type="float" office:value="2944588" calcext:value-type="float">
            <text:p>2944588</text:p>
          </table:table-cell>
          <table:table-cell/>
          <table:table-cell office:value-type="string" calcext:value-type="string">
            <text:p>FJ71586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16/60" office:value-type="float" office:value="54.2666666666667" calcext:value-type="float">
            <text:p>54.2666666666667</text:p>
          </table:table-cell>
          <table:table-cell table:formula="of:=108+28/60" office:value-type="float" office:value="108.466666666667" calcext:value-type="float">
            <text:p>108.466666666667</text:p>
          </table:table-cell>
          <table:table-cell table:style-name="ce1" office:value-type="string" calcext:value-type="string">
            <text:p>293Za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0-12</text:p>
          </table:table-cell>
          <table:table-cell office:value-type="string" calcext:value-type="string">
            <text:p>FJ715865</text:p>
          </table:table-cell>
          <table:table-cell office:value-type="float" office:value="2944589" calcext:value-type="float">
            <text:p>2944589</text:p>
          </table:table-cell>
          <table:table-cell/>
          <table:table-cell office:value-type="string" calcext:value-type="string">
            <text:p>FJ71586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16/60" office:value-type="float" office:value="54.2666666666667" calcext:value-type="float">
            <text:p>54.2666666666667</text:p>
          </table:table-cell>
          <table:table-cell table:formula="of:=108+28/60" office:value-type="float" office:value="108.466666666667" calcext:value-type="float">
            <text:p>108.466666666667</text:p>
          </table:table-cell>
          <table:table-cell table:style-name="ce1" office:value-type="string" calcext:value-type="string">
            <text:p>294Zav</text:p>
          </table:table-cell>
          <table:table-cell/>
          <table:table-cell office:value-type="string" calcext:value-type="string">
            <text:p>54°16 ́N 108°28 ́E Заворотная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1-12</text:p>
          </table:table-cell>
          <table:table-cell office:value-type="string" calcext:value-type="string">
            <text:p>FJ715866</text:p>
          </table:table-cell>
          <table:table-cell office:value-type="float" office:value="2944590" calcext:value-type="float">
            <text:p>2944590</text:p>
          </table:table-cell>
          <table:table-cell/>
          <table:table-cell office:value-type="string" calcext:value-type="string">
            <text:p>FJ7158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6/60" office:value-type="float" office:value="52.1" calcext:value-type="float">
            <text:p>52.1</text:p>
          </table:table-cell>
          <table:table-cell table:formula="of:=106+12/60" office:value-type="float" office:value="106.2" calcext:value-type="float">
            <text:p>106.2</text:p>
          </table:table-cell>
          <table:table-cell table:style-name="ce1" office:value-type="string" calcext:value-type="string">
            <text:p>158Ps</text:p>
          </table:table-cell>
          <table:table-cell/>
          <table:table-cell office:value-type="string" calcext:value-type="string">
            <text:p>вероятно, 52°06 ́N 106°12 ́E, Посольский сор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2-12</text:p>
          </table:table-cell>
          <table:table-cell office:value-type="string" calcext:value-type="string">
            <text:p>FJ715867</text:p>
          </table:table-cell>
          <table:table-cell office:value-type="float" office:value="2944591" calcext:value-type="float">
            <text:p>2944591</text:p>
          </table:table-cell>
          <table:table-cell/>
          <table:table-cell office:value-type="string" calcext:value-type="string">
            <text:p>FJ71586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table:style-name="ce1" office:value-type="string" calcext:value-type="string">
            <text:p>1Shama</text:p>
          </table:table-cell>
          <table:table-cell/>
          <table:table-cell office:value-type="string" calcext:value-type="string">
            <text:p>вероятно, Мыс Шаманский, 200 м на восток, 51°40 ́N 103°4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3-12</text:p>
          </table:table-cell>
          <table:table-cell office:value-type="string" calcext:value-type="string">
            <text:p>FJ715868</text:p>
          </table:table-cell>
          <table:table-cell office:value-type="float" office:value="2944592" calcext:value-type="float">
            <text:p>2944592</text:p>
          </table:table-cell>
          <table:table-cell/>
          <table:table-cell office:value-type="string" calcext:value-type="string">
            <text:p>FJ71586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table:style-name="ce1" office:value-type="string" calcext:value-type="string">
            <text:p>298Sh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4-12</text:p>
          </table:table-cell>
          <table:table-cell office:value-type="string" calcext:value-type="string">
            <text:p>FJ715869</text:p>
          </table:table-cell>
          <table:table-cell office:value-type="float" office:value="2944593" calcext:value-type="float">
            <text:p>2944593</text:p>
          </table:table-cell>
          <table:table-cell/>
          <table:table-cell office:value-type="string" calcext:value-type="string">
            <text:p>FJ71586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table:style-name="ce1" office:value-type="string" calcext:value-type="string">
            <text:p>299Sh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5-12</text:p>
          </table:table-cell>
          <table:table-cell office:value-type="string" calcext:value-type="string">
            <text:p>FJ715870</text:p>
          </table:table-cell>
          <table:table-cell office:value-type="float" office:value="2944594" calcext:value-type="float">
            <text:p>2944594</text:p>
          </table:table-cell>
          <table:table-cell/>
          <table:table-cell office:value-type="string" calcext:value-type="string">
            <text:p>FJ71587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table:style-name="ce1" office:value-type="string" calcext:value-type="string">
            <text:p>256Y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6-12</text:p>
          </table:table-cell>
          <table:table-cell office:value-type="string" calcext:value-type="string">
            <text:p>FJ715871</text:p>
          </table:table-cell>
          <table:table-cell office:value-type="float" office:value="2944595" calcext:value-type="float">
            <text:p>2944595</text:p>
          </table:table-cell>
          <table:table-cell/>
          <table:table-cell office:value-type="string" calcext:value-type="string">
            <text:p>FJ71587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table:style-name="ce1" office:value-type="string" calcext:value-type="string">
            <text:p>313Yac</text:p>
          </table:table-cell>
          <table:table-cell/>
          <table:table-cell office:value-type="string" calcext:value-type="string">
            <text:p>Якшакан 54°41 ́N 109°3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7-12</text:p>
          </table:table-cell>
          <table:table-cell office:value-type="string" calcext:value-type="string">
            <text:p>FJ715872</text:p>
          </table:table-cell>
          <table:table-cell office:value-type="float" office:value="2944596" calcext:value-type="float">
            <text:p>2944596</text:p>
          </table:table-cell>
          <table:table-cell/>
          <table:table-cell office:value-type="string" calcext:value-type="string">
            <text:p>FJ71587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table:style-name="ce1" office:value-type="string" calcext:value-type="string">
            <text:p>314Y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8-12</text:p>
          </table:table-cell>
          <table:table-cell office:value-type="string" calcext:value-type="string">
            <text:p>FJ715873</text:p>
          </table:table-cell>
          <table:table-cell office:value-type="float" office:value="2944597" calcext:value-type="float">
            <text:p>2944597</text:p>
          </table:table-cell>
          <table:table-cell/>
          <table:table-cell office:value-type="string" calcext:value-type="string">
            <text:p>FJ7158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table:style-name="ce1" office:value-type="string" calcext:value-type="string">
            <text:p>315Y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9-12</text:p>
          </table:table-cell>
          <table:table-cell office:value-type="string" calcext:value-type="string">
            <text:p>FJ715874</text:p>
          </table:table-cell>
          <table:table-cell office:value-type="float" office:value="2944598" calcext:value-type="float">
            <text:p>2944598</text:p>
          </table:table-cell>
          <table:table-cell/>
          <table:table-cell office:value-type="string" calcext:value-type="string">
            <text:p>FJ71587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320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0-12</text:p>
          </table:table-cell>
          <table:table-cell office:value-type="string" calcext:value-type="string">
            <text:p>FJ715875</text:p>
          </table:table-cell>
          <table:table-cell office:value-type="float" office:value="2944599" calcext:value-type="float">
            <text:p>2944599</text:p>
          </table:table-cell>
          <table:table-cell/>
          <table:table-cell office:value-type="string" calcext:value-type="string">
            <text:p>FJ71587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321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1-12</text:p>
          </table:table-cell>
          <table:table-cell office:value-type="string" calcext:value-type="string">
            <text:p>FJ715876</text:p>
          </table:table-cell>
          <table:table-cell office:value-type="float" office:value="2944600" calcext:value-type="float">
            <text:p>2944600</text:p>
          </table:table-cell>
          <table:table-cell/>
          <table:table-cell office:value-type="string" calcext:value-type="string">
            <text:p>FJ71587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323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2-12</text:p>
          </table:table-cell>
          <table:table-cell office:value-type="string" calcext:value-type="string">
            <text:p>FJ715877</text:p>
          </table:table-cell>
          <table:table-cell office:value-type="float" office:value="2944601" calcext:value-type="float">
            <text:p>2944601</text:p>
          </table:table-cell>
          <table:table-cell/>
          <table:table-cell office:value-type="string" calcext:value-type="string">
            <text:p>FJ71587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" office:value-type="float" office:value="53.2666666666667" calcext:value-type="float">
            <text:p>53.2666666666667</text:p>
          </table:table-cell>
          <table:table-cell table:formula="of:=108+43/60" office:value-type="float" office:value="108.716666666667" calcext:value-type="float">
            <text:p>108.716666666667</text:p>
          </table:table-cell>
          <table:table-cell table:style-name="ce1" office:value-type="string" calcext:value-type="string">
            <text:p>351Max</text:p>
          </table:table-cell>
          <table:table-cell/>
          <table:table-cell office:value-type="string" calcext:value-type="string">
            <text:p>Максимиха 53°16 ́N 108°4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3-12</text:p>
          </table:table-cell>
          <table:table-cell office:value-type="string" calcext:value-type="string">
            <text:p>FJ715878</text:p>
          </table:table-cell>
          <table:table-cell office:value-type="float" office:value="2944602" calcext:value-type="float">
            <text:p>2944602</text:p>
          </table:table-cell>
          <table:table-cell/>
          <table:table-cell office:value-type="string" calcext:value-type="string">
            <text:p>FJ71587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" office:value-type="float" office:value="53.2666666666667" calcext:value-type="float">
            <text:p>53.2666666666667</text:p>
          </table:table-cell>
          <table:table-cell table:formula="of:=108+43/60" office:value-type="float" office:value="108.716666666667" calcext:value-type="float">
            <text:p>108.716666666667</text:p>
          </table:table-cell>
          <table:table-cell table:style-name="ce1" office:value-type="string" calcext:value-type="string">
            <text:p>353Ma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4-12</text:p>
          </table:table-cell>
          <table:table-cell office:value-type="string" calcext:value-type="string">
            <text:p>FJ715879</text:p>
          </table:table-cell>
          <table:table-cell office:value-type="float" office:value="2944603" calcext:value-type="float">
            <text:p>2944603</text:p>
          </table:table-cell>
          <table:table-cell/>
          <table:table-cell office:value-type="string" calcext:value-type="string">
            <text:p>FJ71587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table:style-name="ce1" office:value-type="string" calcext:value-type="string">
            <text:p>355Tal</text:p>
          </table:table-cell>
          <table:table-cell/>
          <table:table-cell office:value-type="string" calcext:value-type="string">
            <text:p>губа Таланка 52°42 ́N 107°3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5-12</text:p>
          </table:table-cell>
          <table:table-cell office:value-type="string" calcext:value-type="string">
            <text:p>FJ715880</text:p>
          </table:table-cell>
          <table:table-cell office:value-type="float" office:value="2944604" calcext:value-type="float">
            <text:p>2944604</text:p>
          </table:table-cell>
          <table:table-cell/>
          <table:table-cell office:value-type="string" calcext:value-type="string">
            <text:p>FJ71588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table:style-name="ce1" office:value-type="string" calcext:value-type="string">
            <text:p>357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6-12</text:p>
          </table:table-cell>
          <table:table-cell office:value-type="string" calcext:value-type="string">
            <text:p>FJ715881</text:p>
          </table:table-cell>
          <table:table-cell office:value-type="float" office:value="2944605" calcext:value-type="float">
            <text:p>2944605</text:p>
          </table:table-cell>
          <table:table-cell/>
          <table:table-cell office:value-type="string" calcext:value-type="string">
            <text:p>FJ71588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table:style-name="ce1" office:value-type="string" calcext:value-type="string">
            <text:p>358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7-12</text:p>
          </table:table-cell>
          <table:table-cell office:value-type="string" calcext:value-type="string">
            <text:p>FJ715885</text:p>
          </table:table-cell>
          <table:table-cell office:value-type="float" office:value="2944606" calcext:value-type="float">
            <text:p>2944606</text:p>
          </table:table-cell>
          <table:table-cell/>
          <table:table-cell office:value-type="string" calcext:value-type="string">
            <text:p>FJ71588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table:style-name="ce1" office:value-type="string" calcext:value-type="string">
            <text:p>385Pro</text:p>
          </table:table-cell>
          <table:table-cell/>
          <table:table-cell office:value-type="string" calcext:value-type="string">
            <text:p>Провал 52°27 ́N 106°5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8-12</text:p>
          </table:table-cell>
          <table:table-cell office:value-type="string" calcext:value-type="string">
            <text:p>FJ715886</text:p>
          </table:table-cell>
          <table:table-cell office:value-type="float" office:value="2944607" calcext:value-type="float">
            <text:p>2944607</text:p>
          </table:table-cell>
          <table:table-cell/>
          <table:table-cell office:value-type="string" calcext:value-type="string">
            <text:p>FJ71588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table:style-name="ce1" office:value-type="string" calcext:value-type="string">
            <text:p>386Pr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9-12</text:p>
          </table:table-cell>
          <table:table-cell office:value-type="string" calcext:value-type="string">
            <text:p>FJ715887</text:p>
          </table:table-cell>
          <table:table-cell office:value-type="float" office:value="2944608" calcext:value-type="float">
            <text:p>2944608</text:p>
          </table:table-cell>
          <table:table-cell/>
          <table:table-cell office:value-type="string" calcext:value-type="string">
            <text:p>FJ71588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table:style-name="ce1" office:value-type="string" calcext:value-type="string">
            <text:p>387Pr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0-12</text:p>
          </table:table-cell>
          <table:table-cell office:value-type="string" calcext:value-type="string">
            <text:p>FJ715888</text:p>
          </table:table-cell>
          <table:table-cell office:value-type="float" office:value="2944609" calcext:value-type="float">
            <text:p>2944609</text:p>
          </table:table-cell>
          <table:table-cell/>
          <table:table-cell office:value-type="string" calcext:value-type="string">
            <text:p>FJ71588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8+19/60" office:value-type="float" office:value="108.316666666667" calcext:value-type="float">
            <text:p>108.316666666667</text:p>
          </table:table-cell>
          <table:table-cell table:style-name="ce1" office:value-type="string" calcext:value-type="string">
            <text:p>395Bez</text:p>
          </table:table-cell>
          <table:table-cell/>
          <table:table-cell office:value-type="string" calcext:value-type="string">
            <text:p>Безымянная 53°02 ́N 108°1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1-12</text:p>
          </table:table-cell>
          <table:table-cell office:value-type="string" calcext:value-type="string">
            <text:p>FJ715889</text:p>
          </table:table-cell>
          <table:table-cell office:value-type="float" office:value="2944610" calcext:value-type="float">
            <text:p>2944610</text:p>
          </table:table-cell>
          <table:table-cell/>
          <table:table-cell office:value-type="string" calcext:value-type="string">
            <text:p>FJ71588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400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2-12</text:p>
          </table:table-cell>
          <table:table-cell office:value-type="string" calcext:value-type="string">
            <text:p>FJ715890</text:p>
          </table:table-cell>
          <table:table-cell office:value-type="float" office:value="2944611" calcext:value-type="float">
            <text:p>2944611</text:p>
          </table:table-cell>
          <table:table-cell/>
          <table:table-cell office:value-type="string" calcext:value-type="string">
            <text:p>FJ71589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401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3-12</text:p>
          </table:table-cell>
          <table:table-cell office:value-type="string" calcext:value-type="string">
            <text:p>FJ715891</text:p>
          </table:table-cell>
          <table:table-cell office:value-type="float" office:value="2944612" calcext:value-type="float">
            <text:p>2944612</text:p>
          </table:table-cell>
          <table:table-cell/>
          <table:table-cell office:value-type="string" calcext:value-type="string">
            <text:p>FJ71589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402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4-12</text:p>
          </table:table-cell>
          <table:table-cell office:value-type="string" calcext:value-type="string">
            <text:p>FJ715892</text:p>
          </table:table-cell>
          <table:table-cell office:value-type="float" office:value="2944613" calcext:value-type="float">
            <text:p>2944613</text:p>
          </table:table-cell>
          <table:table-cell/>
          <table:table-cell office:value-type="string" calcext:value-type="string">
            <text:p>FJ71589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" office:value-type="float" office:value="51.55" calcext:value-type="float">
            <text:p>51.55</text:p>
          </table:table-cell>
          <table:table-cell table:formula="of:=105+5/60" office:value-type="float" office:value="105.083333333333" calcext:value-type="float">
            <text:p>105.083333333333</text:p>
          </table:table-cell>
          <table:table-cell table:style-name="ce1" office:value-type="string" calcext:value-type="string">
            <text:p>414Tan</text:p>
          </table:table-cell>
          <table:table-cell/>
          <table:table-cell office:value-type="string" calcext:value-type="string">
            <text:p>Танхой: 51°33 ́N 105°0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5-12</text:p>
          </table:table-cell>
          <table:table-cell office:value-type="string" calcext:value-type="string">
            <text:p>FJ715893</text:p>
          </table:table-cell>
          <table:table-cell office:value-type="float" office:value="2944614" calcext:value-type="float">
            <text:p>2944614</text:p>
          </table:table-cell>
          <table:table-cell/>
          <table:table-cell office:value-type="string" calcext:value-type="string">
            <text:p>FJ71589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" office:value-type="float" office:value="51.55" calcext:value-type="float">
            <text:p>51.55</text:p>
          </table:table-cell>
          <table:table-cell table:formula="of:=105+5/60" office:value-type="float" office:value="105.083333333333" calcext:value-type="float">
            <text:p>105.083333333333</text:p>
          </table:table-cell>
          <table:table-cell table:style-name="ce1" office:value-type="string" calcext:value-type="string">
            <text:p>415T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6-12</text:p>
          </table:table-cell>
          <table:table-cell office:value-type="string" calcext:value-type="string">
            <text:p>FJ715895</text:p>
          </table:table-cell>
          <table:table-cell office:value-type="float" office:value="2944615" calcext:value-type="float">
            <text:p>2944615</text:p>
          </table:table-cell>
          <table:table-cell/>
          <table:table-cell office:value-type="string" calcext:value-type="string">
            <text:p>FJ71589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79</text:p>
          </table:table-cell>
          <table:table-cell/>
          <table:table-cell office:value-type="string" calcext:value-type="string">
            <text:p>Петунина: 779Ku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7-12</text:p>
          </table:table-cell>
          <table:table-cell office:value-type="string" calcext:value-type="string">
            <text:p>FJ715896</text:p>
          </table:table-cell>
          <table:table-cell office:value-type="float" office:value="2944616" calcext:value-type="float">
            <text:p>2944616</text:p>
          </table:table-cell>
          <table:table-cell/>
          <table:table-cell office:value-type="string" calcext:value-type="string">
            <text:p>FJ71589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1</text:p>
          </table:table-cell>
          <table:table-cell/>
          <table:table-cell office:value-type="string" calcext:value-type="string">
            <text:p>и их 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8-12</text:p>
          </table:table-cell>
          <table:table-cell office:value-type="string" calcext:value-type="string">
            <text:p>FJ715897</text:p>
          </table:table-cell>
          <table:table-cell office:value-type="float" office:value="2944617" calcext:value-type="float">
            <text:p>2944617</text:p>
          </table:table-cell>
          <table:table-cell/>
          <table:table-cell office:value-type="string" calcext:value-type="string">
            <text:p>FJ71589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3</text:p>
          </table:table-cell>
          <table:table-cell/>
          <table:table-cell office:value-type="string" calcext:value-type="string">
            <text:p>51°43 ́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9-12</text:p>
          </table:table-cell>
          <table:table-cell office:value-type="string" calcext:value-type="string">
            <text:p>FJ715898</text:p>
          </table:table-cell>
          <table:table-cell office:value-type="float" office:value="2944618" calcext:value-type="float">
            <text:p>2944618</text:p>
          </table:table-cell>
          <table:table-cell/>
          <table:table-cell office:value-type="string" calcext:value-type="string">
            <text:p>FJ71589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4</text:p>
          </table:table-cell>
          <table:table-cell/>
          <table:table-cell office:value-type="string" calcext:value-type="string">
            <text:p>103°4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0-12</text:p>
          </table:table-cell>
          <table:table-cell office:value-type="string" calcext:value-type="string">
            <text:p>FJ715899</text:p>
          </table:table-cell>
          <table:table-cell office:value-type="float" office:value="2944619" calcext:value-type="float">
            <text:p>2944619</text:p>
          </table:table-cell>
          <table:table-cell/>
          <table:table-cell office:value-type="string" calcext:value-type="string">
            <text:p>FJ71589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1-12</text:p>
          </table:table-cell>
          <table:table-cell office:value-type="string" calcext:value-type="string">
            <text:p>FJ715900</text:p>
          </table:table-cell>
          <table:table-cell office:value-type="float" office:value="2944620" calcext:value-type="float">
            <text:p>2944620</text:p>
          </table:table-cell>
          <table:table-cell/>
          <table:table-cell office:value-type="string" calcext:value-type="string">
            <text:p>FJ71590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2-12</text:p>
          </table:table-cell>
          <table:table-cell office:value-type="string" calcext:value-type="string">
            <text:p>FJ715901</text:p>
          </table:table-cell>
          <table:table-cell office:value-type="float" office:value="2944621" calcext:value-type="float">
            <text:p>2944621</text:p>
          </table:table-cell>
          <table:table-cell/>
          <table:table-cell office:value-type="string" calcext:value-type="string">
            <text:p>FJ71590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3-12</text:p>
          </table:table-cell>
          <table:table-cell office:value-type="string" calcext:value-type="string">
            <text:p>FJ715902</text:p>
          </table:table-cell>
          <table:table-cell office:value-type="float" office:value="2944622" calcext:value-type="float">
            <text:p>2944622</text:p>
          </table:table-cell>
          <table:table-cell/>
          <table:table-cell office:value-type="string" calcext:value-type="string">
            <text:p>FJ71590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650Polovi</text:p>
          </table:table-cell>
          <table:table-cell/>
          <table:table-cell office:value-type="string" calcext:value-type="string">
            <text:p>51°47‘N 104°22’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4-12</text:p>
          </table:table-cell>
          <table:table-cell office:value-type="string" calcext:value-type="string">
            <text:p>FJ715903</text:p>
          </table:table-cell>
          <table:table-cell office:value-type="float" office:value="2944623" calcext:value-type="float">
            <text:p>2944623</text:p>
          </table:table-cell>
          <table:table-cell/>
          <table:table-cell office:value-type="string" calcext:value-type="string">
            <text:p>FJ71590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2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5-12</text:p>
          </table:table-cell>
          <table:table-cell office:value-type="string" calcext:value-type="string">
            <text:p>FJ715904</text:p>
          </table:table-cell>
          <table:table-cell office:value-type="float" office:value="2944624" calcext:value-type="float">
            <text:p>2944624</text:p>
          </table:table-cell>
          <table:table-cell/>
          <table:table-cell office:value-type="string" calcext:value-type="string">
            <text:p>FJ7159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0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6-12</text:p>
          </table:table-cell>
          <table:table-cell office:value-type="string" calcext:value-type="string">
            <text:p>FJ715905</text:p>
          </table:table-cell>
          <table:table-cell office:value-type="float" office:value="2944625" calcext:value-type="float">
            <text:p>2944625</text:p>
          </table:table-cell>
          <table:table-cell/>
          <table:table-cell office:value-type="string" calcext:value-type="string">
            <text:p>FJ71590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3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7-12</text:p>
          </table:table-cell>
          <table:table-cell office:value-type="string" calcext:value-type="string">
            <text:p>FJ715906</text:p>
          </table:table-cell>
          <table:table-cell office:value-type="float" office:value="2944626" calcext:value-type="float">
            <text:p>2944626</text:p>
          </table:table-cell>
          <table:table-cell/>
          <table:table-cell office:value-type="string" calcext:value-type="string">
            <text:p>FJ71590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6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8-12</text:p>
          </table:table-cell>
          <table:table-cell office:value-type="string" calcext:value-type="string">
            <text:p>FJ715907</text:p>
          </table:table-cell>
          <table:table-cell office:value-type="float" office:value="2944627" calcext:value-type="float">
            <text:p>2944627</text:p>
          </table:table-cell>
          <table:table-cell/>
          <table:table-cell office:value-type="string" calcext:value-type="string">
            <text:p>FJ71590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7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9-12</text:p>
          </table:table-cell>
          <table:table-cell office:value-type="string" calcext:value-type="string">
            <text:p>FJ715908</text:p>
          </table:table-cell>
          <table:table-cell office:value-type="float" office:value="2944628" calcext:value-type="float">
            <text:p>2944628</text:p>
          </table:table-cell>
          <table:table-cell/>
          <table:table-cell office:value-type="string" calcext:value-type="string">
            <text:p>FJ71590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8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0-12</text:p>
          </table:table-cell>
          <table:table-cell office:value-type="string" calcext:value-type="string">
            <text:p>FJ715909</text:p>
          </table:table-cell>
          <table:table-cell office:value-type="float" office:value="2944629" calcext:value-type="float">
            <text:p>2944629</text:p>
          </table:table-cell>
          <table:table-cell/>
          <table:table-cell office:value-type="string" calcext:value-type="string">
            <text:p>FJ71590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4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1-12</text:p>
          </table:table-cell>
          <table:table-cell office:value-type="string" calcext:value-type="string">
            <text:p>FJ715910</text:p>
          </table:table-cell>
          <table:table-cell office:value-type="float" office:value="2944630" calcext:value-type="float">
            <text:p>2944630</text:p>
          </table:table-cell>
          <table:table-cell/>
          <table:table-cell office:value-type="string" calcext:value-type="string">
            <text:p>FJ71591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08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2-12</text:p>
          </table:table-cell>
          <table:table-cell office:value-type="string" calcext:value-type="string">
            <text:p>FJ715911</text:p>
          </table:table-cell>
          <table:table-cell office:value-type="float" office:value="2944631" calcext:value-type="float">
            <text:p>2944631</text:p>
          </table:table-cell>
          <table:table-cell/>
          <table:table-cell office:value-type="string" calcext:value-type="string">
            <text:p>FJ71591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09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3-12</text:p>
          </table:table-cell>
          <table:table-cell office:value-type="string" calcext:value-type="string">
            <text:p>FJ715912</text:p>
          </table:table-cell>
          <table:table-cell office:value-type="float" office:value="2944632" calcext:value-type="float">
            <text:p>2944632</text:p>
          </table:table-cell>
          <table:table-cell/>
          <table:table-cell office:value-type="string" calcext:value-type="string">
            <text:p>FJ71591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1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4-12</text:p>
          </table:table-cell>
          <table:table-cell office:value-type="string" calcext:value-type="string">
            <text:p>FJ715913</text:p>
          </table:table-cell>
          <table:table-cell office:value-type="float" office:value="2944633" calcext:value-type="float">
            <text:p>2944633</text:p>
          </table:table-cell>
          <table:table-cell/>
          <table:table-cell office:value-type="string" calcext:value-type="string">
            <text:p>FJ71591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4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5-12</text:p>
          </table:table-cell>
          <table:table-cell office:value-type="string" calcext:value-type="string">
            <text:p>FJ715914</text:p>
          </table:table-cell>
          <table:table-cell office:value-type="float" office:value="2944634" calcext:value-type="float">
            <text:p>2944634</text:p>
          </table:table-cell>
          <table:table-cell/>
          <table:table-cell office:value-type="string" calcext:value-type="string">
            <text:p>FJ71591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9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6-12</text:p>
          </table:table-cell>
          <table:table-cell office:value-type="string" calcext:value-type="string">
            <text:p>FJ715915</text:p>
          </table:table-cell>
          <table:table-cell office:value-type="float" office:value="2944635" calcext:value-type="float">
            <text:p>2944635</text:p>
          </table:table-cell>
          <table:table-cell/>
          <table:table-cell office:value-type="string" calcext:value-type="string">
            <text:p>FJ71591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0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7-12</text:p>
          </table:table-cell>
          <table:table-cell office:value-type="string" calcext:value-type="string">
            <text:p>FJ715916</text:p>
          </table:table-cell>
          <table:table-cell office:value-type="float" office:value="2944636" calcext:value-type="float">
            <text:p>2944636</text:p>
          </table:table-cell>
          <table:table-cell/>
          <table:table-cell office:value-type="string" calcext:value-type="string">
            <text:p>FJ71591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1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8-12</text:p>
          </table:table-cell>
          <table:table-cell office:value-type="string" calcext:value-type="string">
            <text:p>FJ715917</text:p>
          </table:table-cell>
          <table:table-cell office:value-type="float" office:value="2944637" calcext:value-type="float">
            <text:p>2944637</text:p>
          </table:table-cell>
          <table:table-cell/>
          <table:table-cell office:value-type="string" calcext:value-type="string">
            <text:p>FJ71591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9.84|-104.29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3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9-12</text:p>
          </table:table-cell>
          <table:table-cell office:value-type="string" calcext:value-type="string">
            <text:p>FJ715918</text:p>
          </table:table-cell>
          <table:table-cell office:value-type="float" office:value="2944638" calcext:value-type="float">
            <text:p>2944638</text:p>
          </table:table-cell>
          <table:table-cell/>
          <table:table-cell office:value-type="string" calcext:value-type="string">
            <text:p>FJ71591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5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80-12</text:p>
          </table:table-cell>
          <table:table-cell office:value-type="string" calcext:value-type="string">
            <text:p>FJ715919</text:p>
          </table:table-cell>
          <table:table-cell office:value-type="float" office:value="2944639" calcext:value-type="float">
            <text:p>2944639</text:p>
          </table:table-cell>
          <table:table-cell/>
          <table:table-cell office:value-type="string" calcext:value-type="string">
            <text:p>FJ71591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-31.16|-111.93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6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2690-10</text:p>
          </table:table-cell>
          <table:table-cell office:value-type="string" calcext:value-type="string">
            <text:p>FJ756328</text:p>
          </table:table-cell>
          <table:table-cell office:value-type="float" office:value="1528877" calcext:value-type="float">
            <text:p>1528877</text:p>
          </table:table-cell>
          <table:table-cell office:value-type="string" calcext:value-type="string">
            <text:p>FJ75632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table:style-name="ce1" office:value-type="string" calcext:value-type="string">
            <text:p>GFAS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691-14</text:p>
          </table:table-cell>
          <table:table-cell office:value-type="string" calcext:value-type="string">
            <text:p>HF937342</text:p>
          </table:table-cell>
          <table:table-cell office:value-type="float" office:value="5124695" calcext:value-type="float">
            <text:p>5124695</text:p>
          </table:table-cell>
          <table:table-cell office:value-type="string" calcext:value-type="string">
            <text:p>FEFU 38470Cr-1467</text:p>
          </table:table-cell>
          <table:table-cell office:value-type="string" calcext:value-type="string">
            <text:p>HF9373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9"/>
          <table:table-cell office:value-type="string" calcext:value-type="string">
            <text:p>Palatov D.M.</text:p>
          </table:table-cell>
          <table:table-cell table:number-columns-repeated="14"/>
          <table:table-cell office:value-type="float" office:value="37.7247" calcext:value-type="float">
            <text:p>37.7247</text:p>
          </table:table-cell>
          <table:table-cell office:value-type="float" office:value="72.1635" calcext:value-type="float">
            <text:p>72.1635</text:p>
          </table:table-cell>
          <table:table-cell table:style-name="ce1" office:value-type="string" calcext:value-type="string">
            <text:p>FEFU 38470/Cr-1467</text:p>
          </table:table-cell>
          <table:table-cell table:number-columns-repeated="6"/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Gorno-Badakhshan Autonomous Oblast,Shugnansky District, Charty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12806-16</text:p>
          </table:table-cell>
          <table:table-cell office:value-type="string" calcext:value-type="string">
            <text:p>KF478573</text:p>
          </table:table-cell>
          <table:table-cell office:value-type="float" office:value="7330474" calcext:value-type="float">
            <text:p>7330474</text:p>
          </table:table-cell>
          <table:table-cell table:number-columns-repeated="2" office:value-type="string" calcext:value-type="string">
            <text:p>KF4785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SLOCHN201. Hou et al., 2013: Irkutsk, r. Angara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MNA12544-19</text:p>
          </table:table-cell>
          <table:table-cell office:value-type="string" calcext:value-type="string">
            <text:p>KX341966</text:p>
          </table:table-cell>
          <table:table-cell office:value-type="float" office:value="9629542" calcext:value-type="float">
            <text:p>9629542</text:p>
          </table:table-cell>
          <table:table-cell/>
          <table:table-cell office:value-type="string" calcext:value-type="string">
            <text:p>KX3419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1+38/60+31/3600" office:value-type="float" office:value="51.6419444444444" calcext:value-type="float">
            <text:p>51.6419444444444</text:p>
          </table:table-cell>
          <table:table-cell table:formula="of:=103+46/60+3/3600" office:value-type="float" office:value="103.7675" calcext:value-type="float">
            <text:p>103.7675</text:p>
          </table:table-cell>
          <table:table-cell table:style-name="ce1" office:value-type="string" calcext:value-type="string">
            <text:p>mitochondrion, complete genome</text:p>
          </table:table-cell>
          <table:table-cell/>
          <table:table-cell office:value-type="string" calcext:value-type="string">
            <text:p>51°38’ 31” N, 103°46’ 03” E</text:p>
          </table:table-cell>
          <table:table-cell table:number-columns-repeated="4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4814-19</text:p>
          </table:table-cell>
          <table:table-cell office:value-type="string" calcext:value-type="string">
            <text:p>MG214957</text:p>
          </table:table-cell>
          <table:table-cell office:value-type="float" office:value="10058323" calcext:value-type="float">
            <text:p>10058323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4+49/60" office:value-type="float" office:value="54.8166666666667" calcext:value-type="float">
            <text:p>54.8166666666667</text:p>
          </table:table-cell>
          <table:table-cell table:formula="of:=109+39/60" office:value-type="float" office:value="109.65" calcext:value-type="float">
            <text:p>109.65</text:p>
          </table:table-cell>
          <table:table-cell table:style-name="ce1" office:value-type="string" calcext:value-type="string">
            <text:p>375_63_Iri</text:p>
          </table:table-cell>
          <table:table-cell/>
          <table:table-cell office:value-type="string" calcext:value-type="string">
            <text:p>54°49 ́N 109°39 ́E Губа Иринд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14815-19</text:p>
          </table:table-cell>
          <table:table-cell office:value-type="string" calcext:value-type="string">
            <text:p>MG214958</text:p>
          </table:table-cell>
          <table:table-cell office:value-type="float" office:value="10058324" calcext:value-type="float">
            <text:p>10058324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table:style-name="ce1" office:value-type="string" calcext:value-type="string">
            <text:p>7_Ust_Bar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APP111-12</text:p>
          </table:table-cell>
          <table:table-cell office:value-type="string" calcext:value-type="string">
            <text:p>11NJBaikal016</text:p>
          </table:table-cell>
          <table:table-cell office:value-type="float" office:value="2438108" calcext:value-type="float">
            <text:p>2438108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08-009</text:p>
          </table:table-cell>
          <table:table-cell office:value-type="string" calcext:value-type="string">
            <text:p>Coordinates approximate BIOUG01357 B4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1" calcext:value-type="float">
            <text:p>1532241</text:p>
          </table:table-cell>
          <table:table-cell office:value-type="string" calcext:value-type="string">
            <text:p>http://www.boldsystems.org/pics/COAPP/bioug01357-b04+1329430934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CM17476-19</text:p>
          </table:table-cell>
          <table:table-cell office:value-type="string" calcext:value-type="string">
            <text:p>MK887367</text:p>
          </table:table-cell>
          <table:table-cell office:value-type="float" office:value="10878555" calcext:value-type="float">
            <text:p>10878555</text:p>
          </table:table-cell>
          <table:table-cell office:value-type="string" calcext:value-type="string">
            <text:p>Eve_Baikalsk_A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77-19</text:p>
          </table:table-cell>
          <table:table-cell office:value-type="string" calcext:value-type="string">
            <text:p>MK887368</text:p>
          </table:table-cell>
          <table:table-cell office:value-type="float" office:value="10878556" calcext:value-type="float">
            <text:p>10878556</text:p>
          </table:table-cell>
          <table:table-cell office:value-type="string" calcext:value-type="string">
            <text:p>Eve_Baikalsk_A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78-19</text:p>
          </table:table-cell>
          <table:table-cell office:value-type="string" calcext:value-type="string">
            <text:p>MK887369</text:p>
          </table:table-cell>
          <table:table-cell office:value-type="float" office:value="10878557" calcext:value-type="float">
            <text:p>10878557</text:p>
          </table:table-cell>
          <table:table-cell office:value-type="string" calcext:value-type="string">
            <text:p>Eve_Baikalsk_A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0-19</text:p>
          </table:table-cell>
          <table:table-cell office:value-type="string" calcext:value-type="string">
            <text:p>MK887371</text:p>
          </table:table-cell>
          <table:table-cell office:value-type="float" office:value="10878559" calcext:value-type="float">
            <text:p>10878559</text:p>
          </table:table-cell>
          <table:table-cell office:value-type="string" calcext:value-type="string">
            <text:p>Eve_Baikalsk_A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8-19</text:p>
          </table:table-cell>
          <table:table-cell office:value-type="string" calcext:value-type="string">
            <text:p>MK887384</text:p>
          </table:table-cell>
          <table:table-cell office:value-type="float" office:value="10878567" calcext:value-type="float">
            <text:p>10878567</text:p>
          </table:table-cell>
          <table:table-cell office:value-type="string" calcext:value-type="string">
            <text:p>Eve_Baikalskoe_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2-19</text:p>
          </table:table-cell>
          <table:table-cell office:value-type="string" calcext:value-type="string">
            <text:p>MK887378</text:p>
          </table:table-cell>
          <table:table-cell office:value-type="float" office:value="10878571" calcext:value-type="float">
            <text:p>10878571</text:p>
          </table:table-cell>
          <table:table-cell office:value-type="string" calcext:value-type="string">
            <text:p>Eve_Baikalskoe_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3-19</text:p>
          </table:table-cell>
          <table:table-cell office:value-type="string" calcext:value-type="string">
            <text:p>MK887379</text:p>
          </table:table-cell>
          <table:table-cell office:value-type="float" office:value="10878572" calcext:value-type="float">
            <text:p>10878572</text:p>
          </table:table-cell>
          <table:table-cell office:value-type="string" calcext:value-type="string">
            <text:p>Eve_Baikalskoe_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8-19</text:p>
          </table:table-cell>
          <table:table-cell office:value-type="string" calcext:value-type="string">
            <text:p>MK887398</text:p>
          </table:table-cell>
          <table:table-cell office:value-type="float" office:value="10878577" calcext:value-type="float">
            <text:p>10878577</text:p>
          </table:table-cell>
          <table:table-cell office:value-type="string" calcext:value-type="string">
            <text:p>Eve_Bolshie_Koty_2011_1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0-19</text:p>
          </table:table-cell>
          <table:table-cell office:value-type="string" calcext:value-type="string">
            <text:p>MK887400</text:p>
          </table:table-cell>
          <table:table-cell office:value-type="float" office:value="10878579" calcext:value-type="float">
            <text:p>10878579</text:p>
          </table:table-cell>
          <table:table-cell office:value-type="string" calcext:value-type="string">
            <text:p>Eve_Bolshie_Koty_2011_1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4-19</text:p>
          </table:table-cell>
          <table:table-cell office:value-type="string" calcext:value-type="string">
            <text:p>MK887392</text:p>
          </table:table-cell>
          <table:table-cell office:value-type="float" office:value="10878583" calcext:value-type="float">
            <text:p>10878583</text:p>
          </table:table-cell>
          <table:table-cell office:value-type="string" calcext:value-type="string">
            <text:p>Eve_Bolshie_Koty_2012_2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0-19</text:p>
          </table:table-cell>
          <table:table-cell office:value-type="string" calcext:value-type="string">
            <text:p>MK887415</text:p>
          </table:table-cell>
          <table:table-cell office:value-type="float" office:value="10878599" calcext:value-type="float">
            <text:p>10878599</text:p>
          </table:table-cell>
          <table:table-cell office:value-type="string" calcext:value-type="string">
            <text:p>Eve_Bolshie_Koty_2013_3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6-19</text:p>
          </table:table-cell>
          <table:table-cell office:value-type="string" calcext:value-type="string">
            <text:p>MK887408</text:p>
          </table:table-cell>
          <table:table-cell office:value-type="float" office:value="10878605" calcext:value-type="float">
            <text:p>10878605</text:p>
          </table:table-cell>
          <table:table-cell office:value-type="string" calcext:value-type="string">
            <text:p>Eve_Bolshie_Koty_2013_3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1-19</text:p>
          </table:table-cell>
          <table:table-cell office:value-type="string" calcext:value-type="string">
            <text:p>MK887422</text:p>
          </table:table-cell>
          <table:table-cell office:value-type="float" office:value="10878610" calcext:value-type="float">
            <text:p>10878610</text:p>
          </table:table-cell>
          <table:table-cell office:value-type="string" calcext:value-type="string">
            <text:p>Eve_Bolshoy_Ushkaniy_BU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8-19</text:p>
          </table:table-cell>
          <table:table-cell office:value-type="string" calcext:value-type="string">
            <text:p>MK887418</text:p>
          </table:table-cell>
          <table:table-cell office:value-type="float" office:value="10878617" calcext:value-type="float">
            <text:p>10878617</text:p>
          </table:table-cell>
          <table:table-cell office:value-type="string" calcext:value-type="string">
            <text:p>Eve_Bolshoy_Ushkaniy_BU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9-19</text:p>
          </table:table-cell>
          <table:table-cell office:value-type="string" calcext:value-type="string">
            <text:p>MK887427</text:p>
          </table:table-cell>
          <table:table-cell office:value-type="float" office:value="10878618" calcext:value-type="float">
            <text:p>10878618</text:p>
          </table:table-cell>
          <table:table-cell office:value-type="string" calcext:value-type="string">
            <text:p>Eve_Davsha_D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2-19</text:p>
          </table:table-cell>
          <table:table-cell office:value-type="string" calcext:value-type="string">
            <text:p>MK887430</text:p>
          </table:table-cell>
          <table:table-cell office:value-type="float" office:value="10878621" calcext:value-type="float">
            <text:p>10878621</text:p>
          </table:table-cell>
          <table:table-cell office:value-type="string" calcext:value-type="string">
            <text:p>Eve_Davsha_D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3-19</text:p>
          </table:table-cell>
          <table:table-cell office:value-type="string" calcext:value-type="string">
            <text:p>MK887431</text:p>
          </table:table-cell>
          <table:table-cell office:value-type="float" office:value="10878622" calcext:value-type="float">
            <text:p>10878622</text:p>
          </table:table-cell>
          <table:table-cell office:value-type="string" calcext:value-type="string">
            <text:p>Eve_Davsha_D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0-19</text:p>
          </table:table-cell>
          <table:table-cell office:value-type="string" calcext:value-type="string">
            <text:p>MK887437</text:p>
          </table:table-cell>
          <table:table-cell office:value-type="float" office:value="10878629" calcext:value-type="float">
            <text:p>10878629</text:p>
          </table:table-cell>
          <table:table-cell office:value-type="string" calcext:value-type="string">
            <text:p>Eve_Kotelnikovskyi_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1-19</text:p>
          </table:table-cell>
          <table:table-cell office:value-type="string" calcext:value-type="string">
            <text:p>MK887438</text:p>
          </table:table-cell>
          <table:table-cell office:value-type="float" office:value="10878630" calcext:value-type="float">
            <text:p>10878630</text:p>
          </table:table-cell>
          <table:table-cell office:value-type="string" calcext:value-type="string">
            <text:p>Eve_Kotelnikovskyi_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2-19</text:p>
          </table:table-cell>
          <table:table-cell office:value-type="string" calcext:value-type="string">
            <text:p>MK887439</text:p>
          </table:table-cell>
          <table:table-cell office:value-type="float" office:value="10878631" calcext:value-type="float">
            <text:p>10878631</text:p>
          </table:table-cell>
          <table:table-cell office:value-type="string" calcext:value-type="string">
            <text:p>Eve_Kotelnikovskyi_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4-19</text:p>
          </table:table-cell>
          <table:table-cell office:value-type="string" calcext:value-type="string">
            <text:p>MK887441</text:p>
          </table:table-cell>
          <table:table-cell office:value-type="float" office:value="10878633" calcext:value-type="float">
            <text:p>10878633</text:p>
          </table:table-cell>
          <table:table-cell office:value-type="string" calcext:value-type="string">
            <text:p>Eve_Kotelnikovskyi_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6-19</text:p>
          </table:table-cell>
          <table:table-cell office:value-type="string" calcext:value-type="string">
            <text:p>MK887450</text:p>
          </table:table-cell>
          <table:table-cell office:value-type="float" office:value="10878635" calcext:value-type="float">
            <text:p>10878635</text:p>
          </table:table-cell>
          <table:table-cell office:value-type="string" calcext:value-type="string">
            <text:p>Eve_Kultuk_L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9-19</text:p>
          </table:table-cell>
          <table:table-cell office:value-type="string" calcext:value-type="string">
            <text:p>MK887453</text:p>
          </table:table-cell>
          <table:table-cell office:value-type="float" office:value="10878638" calcext:value-type="float">
            <text:p>10878638</text:p>
          </table:table-cell>
          <table:table-cell office:value-type="string" calcext:value-type="string">
            <text:p>Eve_Kultuk_L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2-19</text:p>
          </table:table-cell>
          <table:table-cell office:value-type="string" calcext:value-type="string">
            <text:p>MK887444</text:p>
          </table:table-cell>
          <table:table-cell office:value-type="float" office:value="10878641" calcext:value-type="float">
            <text:p>10878641</text:p>
          </table:table-cell>
          <table:table-cell office:value-type="string" calcext:value-type="string">
            <text:p>Eve_Kultuk_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6-19</text:p>
          </table:table-cell>
          <table:table-cell office:value-type="string" calcext:value-type="string">
            <text:p>MK887448</text:p>
          </table:table-cell>
          <table:table-cell office:value-type="float" office:value="10878645" calcext:value-type="float">
            <text:p>10878645</text:p>
          </table:table-cell>
          <table:table-cell office:value-type="string" calcext:value-type="string">
            <text:p>Eve_Kultuk_L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7-19</text:p>
          </table:table-cell>
          <table:table-cell office:value-type="string" calcext:value-type="string">
            <text:p>MK887457</text:p>
          </table:table-cell>
          <table:table-cell office:value-type="float" office:value="10878646" calcext:value-type="float">
            <text:p>10878646</text:p>
          </table:table-cell>
          <table:table-cell office:value-type="string" calcext:value-type="string">
            <text:p>Eve_Listvyanka_Y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8-19</text:p>
          </table:table-cell>
          <table:table-cell office:value-type="string" calcext:value-type="string">
            <text:p>MK887458</text:p>
          </table:table-cell>
          <table:table-cell office:value-type="float" office:value="10878647" calcext:value-type="float">
            <text:p>10878647</text:p>
          </table:table-cell>
          <table:table-cell office:value-type="string" calcext:value-type="string">
            <text:p>Eve_Listvyanka_Y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0-19</text:p>
          </table:table-cell>
          <table:table-cell office:value-type="string" calcext:value-type="string">
            <text:p>MK887460</text:p>
          </table:table-cell>
          <table:table-cell office:value-type="float" office:value="10878649" calcext:value-type="float">
            <text:p>10878649</text:p>
          </table:table-cell>
          <table:table-cell office:value-type="string" calcext:value-type="string">
            <text:p>Eve_Listvyanka_Y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4-19</text:p>
          </table:table-cell>
          <table:table-cell office:value-type="string" calcext:value-type="string">
            <text:p>MK887464</text:p>
          </table:table-cell>
          <table:table-cell office:value-type="float" office:value="10878653" calcext:value-type="float">
            <text:p>10878653</text:p>
          </table:table-cell>
          <table:table-cell office:value-type="string" calcext:value-type="string">
            <text:p>Eve_Listvyanka_Y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5-19</text:p>
          </table:table-cell>
          <table:table-cell office:value-type="string" calcext:value-type="string">
            <text:p>MK887465</text:p>
          </table:table-cell>
          <table:table-cell office:value-type="float" office:value="10878654" calcext:value-type="float">
            <text:p>10878654</text:p>
          </table:table-cell>
          <table:table-cell office:value-type="string" calcext:value-type="string">
            <text:p>Eve_Listvyanka_Y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6-19</text:p>
          </table:table-cell>
          <table:table-cell office:value-type="string" calcext:value-type="string">
            <text:p>MK887455</text:p>
          </table:table-cell>
          <table:table-cell office:value-type="float" office:value="10878655" calcext:value-type="float">
            <text:p>10878655</text:p>
          </table:table-cell>
          <table:table-cell office:value-type="string" calcext:value-type="string">
            <text:p>Eve_Listvyanka_Y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7-19</text:p>
          </table:table-cell>
          <table:table-cell office:value-type="string" calcext:value-type="string">
            <text:p>MK887456</text:p>
          </table:table-cell>
          <table:table-cell office:value-type="float" office:value="10878656" calcext:value-type="float">
            <text:p>10878656</text:p>
          </table:table-cell>
          <table:table-cell office:value-type="string" calcext:value-type="string">
            <text:p>Eve_Listvyanka_Y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5-19</text:p>
          </table:table-cell>
          <table:table-cell office:value-type="string" calcext:value-type="string">
            <text:p>MK887473</text:p>
          </table:table-cell>
          <table:table-cell office:value-type="float" office:value="10878664" calcext:value-type="float">
            <text:p>10878664</text:p>
          </table:table-cell>
          <table:table-cell office:value-type="string" calcext:value-type="string">
            <text:p>Eve_Maloe_More_2013_3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7-19</text:p>
          </table:table-cell>
          <table:table-cell office:value-type="string" calcext:value-type="string">
            <text:p>MK887483</text:p>
          </table:table-cell>
          <table:table-cell office:value-type="float" office:value="10878666" calcext:value-type="float">
            <text:p>10878666</text:p>
          </table:table-cell>
          <table:table-cell office:value-type="string" calcext:value-type="string">
            <text:p>Eve_Maloe_More_2013_3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9-19</text:p>
          </table:table-cell>
          <table:table-cell office:value-type="string" calcext:value-type="string">
            <text:p>MK887485</text:p>
          </table:table-cell>
          <table:table-cell office:value-type="float" office:value="10878668" calcext:value-type="float">
            <text:p>10878668</text:p>
          </table:table-cell>
          <table:table-cell office:value-type="string" calcext:value-type="string">
            <text:p>Eve_Maloe_More_2013_3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1-19</text:p>
          </table:table-cell>
          <table:table-cell office:value-type="string" calcext:value-type="string">
            <text:p>MK887474</text:p>
          </table:table-cell>
          <table:table-cell office:value-type="float" office:value="10878670" calcext:value-type="float">
            <text:p>10878670</text:p>
          </table:table-cell>
          <table:table-cell office:value-type="string" calcext:value-type="string">
            <text:p>Eve_Maloe_More_2013_3M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3-19</text:p>
          </table:table-cell>
          <table:table-cell office:value-type="string" calcext:value-type="string">
            <text:p>MK887476</text:p>
          </table:table-cell>
          <table:table-cell office:value-type="float" office:value="10878672" calcext:value-type="float">
            <text:p>10878672</text:p>
          </table:table-cell>
          <table:table-cell office:value-type="string" calcext:value-type="string">
            <text:p>Eve_Maloe_More_2013_3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6-19</text:p>
          </table:table-cell>
          <table:table-cell office:value-type="string" calcext:value-type="string">
            <text:p>MK887479</text:p>
          </table:table-cell>
          <table:table-cell office:value-type="float" office:value="10878675" calcext:value-type="float">
            <text:p>10878675</text:p>
          </table:table-cell>
          <table:table-cell office:value-type="string" calcext:value-type="string">
            <text:p>Eve_Maloe_More_2013_3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9-19</text:p>
          </table:table-cell>
          <table:table-cell office:value-type="string" calcext:value-type="string">
            <text:p>MK887487</text:p>
          </table:table-cell>
          <table:table-cell office:value-type="float" office:value="10878678" calcext:value-type="float">
            <text:p>10878678</text:p>
          </table:table-cell>
          <table:table-cell office:value-type="string" calcext:value-type="string">
            <text:p>Eve_Olkhon_O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6-19</text:p>
          </table:table-cell>
          <table:table-cell office:value-type="string" calcext:value-type="string">
            <text:p>MK887490</text:p>
          </table:table-cell>
          <table:table-cell office:value-type="float" office:value="10878685" calcext:value-type="float">
            <text:p>10878685</text:p>
          </table:table-cell>
          <table:table-cell office:value-type="string" calcext:value-type="string">
            <text:p>Eve_Olkhon_O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9-19</text:p>
          </table:table-cell>
          <table:table-cell office:value-type="string" calcext:value-type="string">
            <text:p>MK887496</text:p>
          </table:table-cell>
          <table:table-cell office:value-type="float" office:value="10878688" calcext:value-type="float">
            <text:p>10878688</text:p>
          </table:table-cell>
          <table:table-cell office:value-type="string" calcext:value-type="string">
            <text:p>Eve_Onguryon_Q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0-19</text:p>
          </table:table-cell>
          <table:table-cell office:value-type="string" calcext:value-type="string">
            <text:p>MK887497</text:p>
          </table:table-cell>
          <table:table-cell office:value-type="float" office:value="10878689" calcext:value-type="float">
            <text:p>10878689</text:p>
          </table:table-cell>
          <table:table-cell office:value-type="string" calcext:value-type="string">
            <text:p>Eve_Onguryon_Q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7-19</text:p>
          </table:table-cell>
          <table:table-cell office:value-type="string" calcext:value-type="string">
            <text:p>MK887505</text:p>
          </table:table-cell>
          <table:table-cell office:value-type="float" office:value="10878696" calcext:value-type="float">
            <text:p>10878696</text:p>
          </table:table-cell>
          <table:table-cell office:value-type="string" calcext:value-type="string">
            <text:p>Eve_Pokoiniki_shallow_bay_P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8-19</text:p>
          </table:table-cell>
          <table:table-cell office:value-type="string" calcext:value-type="string">
            <text:p>MK887506</text:p>
          </table:table-cell>
          <table:table-cell office:value-type="float" office:value="10878697" calcext:value-type="float">
            <text:p>10878697</text:p>
          </table:table-cell>
          <table:table-cell office:value-type="string" calcext:value-type="string">
            <text:p>Eve_Pokoiniki_Solnechnaya_H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9-19</text:p>
          </table:table-cell>
          <table:table-cell office:value-type="string" calcext:value-type="string">
            <text:p>MK887507</text:p>
          </table:table-cell>
          <table:table-cell office:value-type="float" office:value="10878698" calcext:value-type="float">
            <text:p>10878698</text:p>
          </table:table-cell>
          <table:table-cell office:value-type="string" calcext:value-type="string">
            <text:p>Eve_Pokoiniki_Solnechnaya_H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8-19</text:p>
          </table:table-cell>
          <table:table-cell office:value-type="string" calcext:value-type="string">
            <text:p>MK887517</text:p>
          </table:table-cell>
          <table:table-cell office:value-type="float" office:value="10878707" calcext:value-type="float">
            <text:p>10878707</text:p>
          </table:table-cell>
          <table:table-cell office:value-type="string" calcext:value-type="string">
            <text:p>Eve_Port_Baikal_Pb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9-19</text:p>
          </table:table-cell>
          <table:table-cell office:value-type="string" calcext:value-type="string">
            <text:p>MK887518</text:p>
          </table:table-cell>
          <table:table-cell office:value-type="float" office:value="10878708" calcext:value-type="float">
            <text:p>10878708</text:p>
          </table:table-cell>
          <table:table-cell office:value-type="string" calcext:value-type="string">
            <text:p>Eve_Port_Baikal_Pb2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0-19</text:p>
          </table:table-cell>
          <table:table-cell office:value-type="string" calcext:value-type="string">
            <text:p>MK887519</text:p>
          </table:table-cell>
          <table:table-cell office:value-type="float" office:value="10878709" calcext:value-type="float">
            <text:p>10878709</text:p>
          </table:table-cell>
          <table:table-cell office:value-type="string" calcext:value-type="string">
            <text:p>Eve_Port_Baikal_Pb2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1-19</text:p>
          </table:table-cell>
          <table:table-cell office:value-type="string" calcext:value-type="string">
            <text:p>MK887520</text:p>
          </table:table-cell>
          <table:table-cell office:value-type="float" office:value="10878710" calcext:value-type="float">
            <text:p>10878710</text:p>
          </table:table-cell>
          <table:table-cell office:value-type="string" calcext:value-type="string">
            <text:p>Eve_Port_Baikal_Pb2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0-19</text:p>
          </table:table-cell>
          <table:table-cell office:value-type="string" calcext:value-type="string">
            <text:p>MK887533</text:p>
          </table:table-cell>
          <table:table-cell office:value-type="float" office:value="10878719" calcext:value-type="float">
            <text:p>10878719</text:p>
          </table:table-cell>
          <table:table-cell office:value-type="string" calcext:value-type="string">
            <text:p>Eve_Severobaikalsk_S2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2-19</text:p>
          </table:table-cell>
          <table:table-cell office:value-type="string" calcext:value-type="string">
            <text:p>MK887523</text:p>
          </table:table-cell>
          <table:table-cell office:value-type="float" office:value="10878721" calcext:value-type="float">
            <text:p>10878721</text:p>
          </table:table-cell>
          <table:table-cell office:value-type="string" calcext:value-type="string">
            <text:p>Eve_Severobaikalsk_S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9-19</text:p>
          </table:table-cell>
          <table:table-cell office:value-type="string" calcext:value-type="string">
            <text:p>MK887535</text:p>
          </table:table-cell>
          <table:table-cell office:value-type="float" office:value="10878728" calcext:value-type="float">
            <text:p>10878728</text:p>
          </table:table-cell>
          <table:table-cell office:value-type="string" calcext:value-type="string">
            <text:p>Eve_Solontsovyi_So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2-19</text:p>
          </table:table-cell>
          <table:table-cell office:value-type="string" calcext:value-type="string">
            <text:p>MK887538</text:p>
          </table:table-cell>
          <table:table-cell office:value-type="float" office:value="10878731" calcext:value-type="float">
            <text:p>10878731</text:p>
          </table:table-cell>
          <table:table-cell office:value-type="string" calcext:value-type="string">
            <text:p>Eve_Solontsovyi_Sol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3-19</text:p>
          </table:table-cell>
          <table:table-cell office:value-type="string" calcext:value-type="string">
            <text:p>MK887539</text:p>
          </table:table-cell>
          <table:table-cell office:value-type="float" office:value="10878732" calcext:value-type="float">
            <text:p>10878732</text:p>
          </table:table-cell>
          <table:table-cell office:value-type="string" calcext:value-type="string">
            <text:p>Eve_Solontsovyi_Sol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5-19</text:p>
          </table:table-cell>
          <table:table-cell office:value-type="string" calcext:value-type="string">
            <text:p>MK887541</text:p>
          </table:table-cell>
          <table:table-cell office:value-type="float" office:value="10878734" calcext:value-type="float">
            <text:p>10878734</text:p>
          </table:table-cell>
          <table:table-cell office:value-type="string" calcext:value-type="string">
            <text:p>Eve_Solontsovyi_Sol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0-19</text:p>
          </table:table-cell>
          <table:table-cell office:value-type="string" calcext:value-type="string">
            <text:p>MK887546</text:p>
          </table:table-cell>
          <table:table-cell office:value-type="float" office:value="10878739" calcext:value-type="float">
            <text:p>10878739</text:p>
          </table:table-cell>
          <table:table-cell office:value-type="string" calcext:value-type="string">
            <text:p>Eve_Svyatoy_Nos_S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3-19</text:p>
          </table:table-cell>
          <table:table-cell office:value-type="string" calcext:value-type="string">
            <text:p>MK887549</text:p>
          </table:table-cell>
          <table:table-cell office:value-type="float" office:value="10878742" calcext:value-type="float">
            <text:p>10878742</text:p>
          </table:table-cell>
          <table:table-cell office:value-type="string" calcext:value-type="string">
            <text:p>Eve_Svyatoy_Nos_S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0-19</text:p>
          </table:table-cell>
          <table:table-cell office:value-type="string" calcext:value-type="string">
            <text:p>MK887558</text:p>
          </table:table-cell>
          <table:table-cell office:value-type="float" office:value="10878749" calcext:value-type="float">
            <text:p>10878749</text:p>
          </table:table-cell>
          <table:table-cell office:value-type="string" calcext:value-type="string">
            <text:p>Eve_UlanNur_U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1-19</text:p>
          </table:table-cell>
          <table:table-cell office:value-type="string" calcext:value-type="string">
            <text:p>MK887559</text:p>
          </table:table-cell>
          <table:table-cell office:value-type="float" office:value="10878750" calcext:value-type="float">
            <text:p>10878750</text:p>
          </table:table-cell>
          <table:table-cell office:value-type="string" calcext:value-type="string">
            <text:p>Eve_UstBarguzin_UB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3-19</text:p>
          </table:table-cell>
          <table:table-cell office:value-type="string" calcext:value-type="string">
            <text:p>MK887567</text:p>
          </table:table-cell>
          <table:table-cell office:value-type="float" office:value="10878762" calcext:value-type="float">
            <text:p>10878762</text:p>
          </table:table-cell>
          <table:table-cell office:value-type="string" calcext:value-type="string">
            <text:p>Eve_Warnachka_W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6-19</text:p>
          </table:table-cell>
          <table:table-cell office:value-type="string" calcext:value-type="string">
            <text:p>MK887574</text:p>
          </table:table-cell>
          <table:table-cell office:value-type="float" office:value="10878765" calcext:value-type="float">
            <text:p>10878765</text:p>
          </table:table-cell>
          <table:table-cell office:value-type="string" calcext:value-type="string">
            <text:p>Eve_Zavorotnaya_Z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9-19</text:p>
          </table:table-cell>
          <table:table-cell office:value-type="string" calcext:value-type="string">
            <text:p>MK887577</text:p>
          </table:table-cell>
          <table:table-cell office:value-type="float" office:value="10878768" calcext:value-type="float">
            <text:p>10878768</text:p>
          </table:table-cell>
          <table:table-cell office:value-type="string" calcext:value-type="string">
            <text:p>Eve_Zavorotnaya_Z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MTG4961-16</text:p>
          </table:table-cell>
          <table:table-cell office:value-type="string" calcext:value-type="string">
            <text:p>NC_023104</text:p>
          </table:table-cell>
          <table:table-cell office:value-type="float" office:value="6963334" calcext:value-type="float">
            <text:p>6963334</text:p>
          </table:table-cell>
          <table:table-cell/>
          <table:table-cell office:value-type="string" calcext:value-type="string">
            <text:p>NC_0231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BCM17475-19</text:p>
          </table:table-cell>
          <table:table-cell office:value-type="string" calcext:value-type="string">
            <text:p>MK887363</text:p>
          </table:table-cell>
          <table:table-cell office:value-type="float" office:value="10878554" calcext:value-type="float">
            <text:p>10878554</text:p>
          </table:table-cell>
          <table:table-cell office:value-type="string" calcext:value-type="string">
            <text:p>Eve_Baikalsk_A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79-19</text:p>
          </table:table-cell>
          <table:table-cell office:value-type="string" calcext:value-type="string">
            <text:p>MK887370</text:p>
          </table:table-cell>
          <table:table-cell office:value-type="float" office:value="10878558" calcext:value-type="float">
            <text:p>10878558</text:p>
          </table:table-cell>
          <table:table-cell office:value-type="string" calcext:value-type="string">
            <text:p>Eve_Baikalsk_A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1-19</text:p>
          </table:table-cell>
          <table:table-cell office:value-type="string" calcext:value-type="string">
            <text:p>MK887372</text:p>
          </table:table-cell>
          <table:table-cell office:value-type="float" office:value="10878560" calcext:value-type="float">
            <text:p>10878560</text:p>
          </table:table-cell>
          <table:table-cell office:value-type="string" calcext:value-type="string">
            <text:p>Eve_Baikalsk_A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3-19</text:p>
          </table:table-cell>
          <table:table-cell office:value-type="string" calcext:value-type="string">
            <text:p>MK887364</text:p>
          </table:table-cell>
          <table:table-cell office:value-type="float" office:value="10878562" calcext:value-type="float">
            <text:p>10878562</text:p>
          </table:table-cell>
          <table:table-cell office:value-type="string" calcext:value-type="string">
            <text:p>Eve_Baikalsk_A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5-19</text:p>
          </table:table-cell>
          <table:table-cell office:value-type="string" calcext:value-type="string">
            <text:p>MK887366</text:p>
          </table:table-cell>
          <table:table-cell office:value-type="float" office:value="10878564" calcext:value-type="float">
            <text:p>10878564</text:p>
          </table:table-cell>
          <table:table-cell office:value-type="string" calcext:value-type="string">
            <text:p>Eve_Baikalsk_A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0-19</text:p>
          </table:table-cell>
          <table:table-cell office:value-type="string" calcext:value-type="string">
            <text:p>MK887376</text:p>
          </table:table-cell>
          <table:table-cell office:value-type="float" office:value="10878569" calcext:value-type="float">
            <text:p>10878569</text:p>
          </table:table-cell>
          <table:table-cell office:value-type="string" calcext:value-type="string">
            <text:p>Eve_Baikalskoe_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4-19</text:p>
          </table:table-cell>
          <table:table-cell office:value-type="string" calcext:value-type="string">
            <text:p>MK887380</text:p>
          </table:table-cell>
          <table:table-cell office:value-type="float" office:value="10878573" calcext:value-type="float">
            <text:p>10878573</text:p>
          </table:table-cell>
          <table:table-cell office:value-type="string" calcext:value-type="string">
            <text:p>Eve_Baikalskoe_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5-19</text:p>
          </table:table-cell>
          <table:table-cell office:value-type="string" calcext:value-type="string">
            <text:p>MK887381</text:p>
          </table:table-cell>
          <table:table-cell office:value-type="float" office:value="10878574" calcext:value-type="float">
            <text:p>10878574</text:p>
          </table:table-cell>
          <table:table-cell office:value-type="string" calcext:value-type="string">
            <text:p>Eve_Baikalskoe_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7-19</text:p>
          </table:table-cell>
          <table:table-cell office:value-type="string" calcext:value-type="string">
            <text:p>MK887397</text:p>
          </table:table-cell>
          <table:table-cell office:value-type="float" office:value="10878576" calcext:value-type="float">
            <text:p>10878576</text:p>
          </table:table-cell>
          <table:table-cell office:value-type="string" calcext:value-type="string">
            <text:p>Eve_Bolshie_Koty_2011_1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1-19</text:p>
          </table:table-cell>
          <table:table-cell office:value-type="string" calcext:value-type="string">
            <text:p>MK887401</text:p>
          </table:table-cell>
          <table:table-cell office:value-type="float" office:value="10878580" calcext:value-type="float">
            <text:p>10878580</text:p>
          </table:table-cell>
          <table:table-cell office:value-type="string" calcext:value-type="string">
            <text:p>Eve_Bolshie_Koty_2011_1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6-19</text:p>
          </table:table-cell>
          <table:table-cell office:value-type="string" calcext:value-type="string">
            <text:p>MK887394</text:p>
          </table:table-cell>
          <table:table-cell office:value-type="float" office:value="10878585" calcext:value-type="float">
            <text:p>10878585</text:p>
          </table:table-cell>
          <table:table-cell office:value-type="string" calcext:value-type="string">
            <text:p>Eve_Bolshie_Koty_2012_2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8-19</text:p>
          </table:table-cell>
          <table:table-cell office:value-type="string" calcext:value-type="string">
            <text:p>MK887385</text:p>
          </table:table-cell>
          <table:table-cell office:value-type="float" office:value="10878587" calcext:value-type="float">
            <text:p>10878587</text:p>
          </table:table-cell>
          <table:table-cell office:value-type="string" calcext:value-type="string">
            <text:p>Eve_Bolshie_Koty_2012_2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0-19</text:p>
          </table:table-cell>
          <table:table-cell office:value-type="string" calcext:value-type="string">
            <text:p>MK887387</text:p>
          </table:table-cell>
          <table:table-cell office:value-type="float" office:value="10878589" calcext:value-type="float">
            <text:p>10878589</text:p>
          </table:table-cell>
          <table:table-cell office:value-type="string" calcext:value-type="string">
            <text:p>Eve_Bolshie_Koty_2012_2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2-19</text:p>
          </table:table-cell>
          <table:table-cell office:value-type="string" calcext:value-type="string">
            <text:p>MK887389</text:p>
          </table:table-cell>
          <table:table-cell office:value-type="float" office:value="10878591" calcext:value-type="float">
            <text:p>10878591</text:p>
          </table:table-cell>
          <table:table-cell office:value-type="string" calcext:value-type="string">
            <text:p>Eve_Bolshie_Koty_2012_2K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3-19</text:p>
          </table:table-cell>
          <table:table-cell office:value-type="string" calcext:value-type="string">
            <text:p>MK887390</text:p>
          </table:table-cell>
          <table:table-cell office:value-type="float" office:value="10878592" calcext:value-type="float">
            <text:p>10878592</text:p>
          </table:table-cell>
          <table:table-cell office:value-type="string" calcext:value-type="string">
            <text:p>Eve_Bolshie_Koty_2012_2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4-19</text:p>
          </table:table-cell>
          <table:table-cell office:value-type="string" calcext:value-type="string">
            <text:p>MK887402</text:p>
          </table:table-cell>
          <table:table-cell office:value-type="float" office:value="10878593" calcext:value-type="float">
            <text:p>10878593</text:p>
          </table:table-cell>
          <table:table-cell office:value-type="string" calcext:value-type="string">
            <text:p>Eve_Bolshie_Koty_2013_3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6-19</text:p>
          </table:table-cell>
          <table:table-cell office:value-type="string" calcext:value-type="string">
            <text:p>MK887411</text:p>
          </table:table-cell>
          <table:table-cell office:value-type="float" office:value="10878595" calcext:value-type="float">
            <text:p>10878595</text:p>
          </table:table-cell>
          <table:table-cell office:value-type="string" calcext:value-type="string">
            <text:p>Eve_Bolshie_Koty_2013_3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7-19</text:p>
          </table:table-cell>
          <table:table-cell office:value-type="string" calcext:value-type="string">
            <text:p>MK887412</text:p>
          </table:table-cell>
          <table:table-cell office:value-type="float" office:value="10878596" calcext:value-type="float">
            <text:p>10878596</text:p>
          </table:table-cell>
          <table:table-cell office:value-type="string" calcext:value-type="string">
            <text:p>Eve_Bolshie_Koty_2013_3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8-19</text:p>
          </table:table-cell>
          <table:table-cell office:value-type="string" calcext:value-type="string">
            <text:p>MK887413</text:p>
          </table:table-cell>
          <table:table-cell office:value-type="float" office:value="10878597" calcext:value-type="float">
            <text:p>10878597</text:p>
          </table:table-cell>
          <table:table-cell office:value-type="string" calcext:value-type="string">
            <text:p>Eve_Bolshie_Koty_2013_3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2-19</text:p>
          </table:table-cell>
          <table:table-cell office:value-type="string" calcext:value-type="string">
            <text:p>MK887404</text:p>
          </table:table-cell>
          <table:table-cell office:value-type="float" office:value="10878601" calcext:value-type="float">
            <text:p>10878601</text:p>
          </table:table-cell>
          <table:table-cell office:value-type="string" calcext:value-type="string">
            <text:p>Eve_Bolshie_Koty_2013_3K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3-19</text:p>
          </table:table-cell>
          <table:table-cell office:value-type="string" calcext:value-type="string">
            <text:p>MK887405</text:p>
          </table:table-cell>
          <table:table-cell office:value-type="float" office:value="10878602" calcext:value-type="float">
            <text:p>10878602</text:p>
          </table:table-cell>
          <table:table-cell office:value-type="string" calcext:value-type="string">
            <text:p>Eve_Bolshie_Koty_2013_3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5-19</text:p>
          </table:table-cell>
          <table:table-cell office:value-type="string" calcext:value-type="string">
            <text:p>MK887426</text:p>
          </table:table-cell>
          <table:table-cell office:value-type="float" office:value="10878614" calcext:value-type="float">
            <text:p>10878614</text:p>
          </table:table-cell>
          <table:table-cell office:value-type="string" calcext:value-type="string">
            <text:p>Eve_Bolshoy_Ushkaniy_BU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8-19</text:p>
          </table:table-cell>
          <table:table-cell office:value-type="string" calcext:value-type="string">
            <text:p>MK887435</text:p>
          </table:table-cell>
          <table:table-cell office:value-type="float" office:value="10878627" calcext:value-type="float">
            <text:p>10878627</text:p>
          </table:table-cell>
          <table:table-cell office:value-type="string" calcext:value-type="string">
            <text:p>Eve_Kotelnikovskyi_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5-19</text:p>
          </table:table-cell>
          <table:table-cell office:value-type="string" calcext:value-type="string">
            <text:p>MK887449</text:p>
          </table:table-cell>
          <table:table-cell office:value-type="float" office:value="10878634" calcext:value-type="float">
            <text:p>10878634</text:p>
          </table:table-cell>
          <table:table-cell office:value-type="string" calcext:value-type="string">
            <text:p>Eve_Kultuk_L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1-19</text:p>
          </table:table-cell>
          <table:table-cell office:value-type="string" calcext:value-type="string">
            <text:p>MK887443</text:p>
          </table:table-cell>
          <table:table-cell office:value-type="float" office:value="10878640" calcext:value-type="float">
            <text:p>10878640</text:p>
          </table:table-cell>
          <table:table-cell office:value-type="string" calcext:value-type="string">
            <text:p>Eve_Kultuk_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3-19</text:p>
          </table:table-cell>
          <table:table-cell office:value-type="string" calcext:value-type="string">
            <text:p>MK887445</text:p>
          </table:table-cell>
          <table:table-cell office:value-type="float" office:value="10878642" calcext:value-type="float">
            <text:p>10878642</text:p>
          </table:table-cell>
          <table:table-cell office:value-type="string" calcext:value-type="string">
            <text:p>Eve_Kultuk_L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9-19</text:p>
          </table:table-cell>
          <table:table-cell office:value-type="string" calcext:value-type="string">
            <text:p>MK887459</text:p>
          </table:table-cell>
          <table:table-cell office:value-type="float" office:value="10878648" calcext:value-type="float">
            <text:p>10878648</text:p>
          </table:table-cell>
          <table:table-cell office:value-type="string" calcext:value-type="string">
            <text:p>Eve_Listvyanka_Y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8-19</text:p>
          </table:table-cell>
          <table:table-cell office:value-type="string" calcext:value-type="string">
            <text:p>MK887466</text:p>
          </table:table-cell>
          <table:table-cell office:value-type="float" office:value="10878657" calcext:value-type="float">
            <text:p>10878657</text:p>
          </table:table-cell>
          <table:table-cell office:value-type="string" calcext:value-type="string">
            <text:p>Eve_Maloe_More_2012_2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9-19</text:p>
          </table:table-cell>
          <table:table-cell office:value-type="string" calcext:value-type="string">
            <text:p>MK887470</text:p>
          </table:table-cell>
          <table:table-cell office:value-type="float" office:value="10878658" calcext:value-type="float">
            <text:p>10878658</text:p>
          </table:table-cell>
          <table:table-cell office:value-type="string" calcext:value-type="string">
            <text:p>Eve_Maloe_More_2012_2M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2-19</text:p>
          </table:table-cell>
          <table:table-cell office:value-type="string" calcext:value-type="string">
            <text:p>MK887475</text:p>
          </table:table-cell>
          <table:table-cell office:value-type="float" office:value="10878671" calcext:value-type="float">
            <text:p>10878671</text:p>
          </table:table-cell>
          <table:table-cell office:value-type="string" calcext:value-type="string">
            <text:p>Eve_Maloe_More_2013_3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4-19</text:p>
          </table:table-cell>
          <table:table-cell office:value-type="string" calcext:value-type="string">
            <text:p>MK887477</text:p>
          </table:table-cell>
          <table:table-cell office:value-type="float" office:value="10878673" calcext:value-type="float">
            <text:p>10878673</text:p>
          </table:table-cell>
          <table:table-cell office:value-type="string" calcext:value-type="string">
            <text:p>Eve_Maloe_More_2013_3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5-19</text:p>
          </table:table-cell>
          <table:table-cell office:value-type="string" calcext:value-type="string">
            <text:p>MK887478</text:p>
          </table:table-cell>
          <table:table-cell office:value-type="float" office:value="10878674" calcext:value-type="float">
            <text:p>10878674</text:p>
          </table:table-cell>
          <table:table-cell office:value-type="string" calcext:value-type="string">
            <text:p>Eve_Maloe_More_2013_3M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3-19</text:p>
          </table:table-cell>
          <table:table-cell office:value-type="string" calcext:value-type="string">
            <text:p>MK887494</text:p>
          </table:table-cell>
          <table:table-cell office:value-type="float" office:value="10878682" calcext:value-type="float">
            <text:p>10878682</text:p>
          </table:table-cell>
          <table:table-cell office:value-type="string" calcext:value-type="string">
            <text:p>Eve_Olkhon_O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5-19</text:p>
          </table:table-cell>
          <table:table-cell office:value-type="string" calcext:value-type="string">
            <text:p>MK887489</text:p>
          </table:table-cell>
          <table:table-cell office:value-type="float" office:value="10878684" calcext:value-type="float">
            <text:p>10878684</text:p>
          </table:table-cell>
          <table:table-cell office:value-type="string" calcext:value-type="string">
            <text:p>Eve_Olkhon_O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2-19</text:p>
          </table:table-cell>
          <table:table-cell office:value-type="string" calcext:value-type="string">
            <text:p>MK887499</text:p>
          </table:table-cell>
          <table:table-cell office:value-type="float" office:value="10878691" calcext:value-type="float">
            <text:p>10878691</text:p>
          </table:table-cell>
          <table:table-cell office:value-type="string" calcext:value-type="string">
            <text:p>Eve_Onguryon_Q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4-19</text:p>
          </table:table-cell>
          <table:table-cell office:value-type="string" calcext:value-type="string">
            <text:p>MK887501</text:p>
          </table:table-cell>
          <table:table-cell office:value-type="float" office:value="10878693" calcext:value-type="float">
            <text:p>10878693</text:p>
          </table:table-cell>
          <table:table-cell office:value-type="string" calcext:value-type="string">
            <text:p>Eve_Onguryon_Q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0-19</text:p>
          </table:table-cell>
          <table:table-cell office:value-type="string" calcext:value-type="string">
            <text:p>MK887508</text:p>
          </table:table-cell>
          <table:table-cell office:value-type="float" office:value="10878699" calcext:value-type="float">
            <text:p>10878699</text:p>
          </table:table-cell>
          <table:table-cell office:value-type="string" calcext:value-type="string">
            <text:p>Eve_Pokoiniki_Solnechnaya_H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2-19</text:p>
          </table:table-cell>
          <table:table-cell office:value-type="string" calcext:value-type="string">
            <text:p>MK887510</text:p>
          </table:table-cell>
          <table:table-cell office:value-type="float" office:value="10878701" calcext:value-type="float">
            <text:p>10878701</text:p>
          </table:table-cell>
          <table:table-cell office:value-type="string" calcext:value-type="string">
            <text:p>Eve_Pokoiniki_Solnechnaya_H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3-19</text:p>
          </table:table-cell>
          <table:table-cell office:value-type="string" calcext:value-type="string">
            <text:p>MK887512</text:p>
          </table:table-cell>
          <table:table-cell office:value-type="float" office:value="10878702" calcext:value-type="float">
            <text:p>10878702</text:p>
          </table:table-cell>
          <table:table-cell office:value-type="string" calcext:value-type="string">
            <text:p>Eve_Port_Baikal_Pb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4-19</text:p>
          </table:table-cell>
          <table:table-cell office:value-type="string" calcext:value-type="string">
            <text:p>MK887513</text:p>
          </table:table-cell>
          <table:table-cell office:value-type="float" office:value="10878703" calcext:value-type="float">
            <text:p>10878703</text:p>
          </table:table-cell>
          <table:table-cell office:value-type="string" calcext:value-type="string">
            <text:p>Eve_Port_Baikal_Pb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5-19</text:p>
          </table:table-cell>
          <table:table-cell office:value-type="string" calcext:value-type="string">
            <text:p>MK887514</text:p>
          </table:table-cell>
          <table:table-cell office:value-type="float" office:value="10878704" calcext:value-type="float">
            <text:p>10878704</text:p>
          </table:table-cell>
          <table:table-cell office:value-type="string" calcext:value-type="string">
            <text:p>Eve_Port_Baikal_P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7-19</text:p>
          </table:table-cell>
          <table:table-cell office:value-type="string" calcext:value-type="string">
            <text:p>MK887516</text:p>
          </table:table-cell>
          <table:table-cell office:value-type="float" office:value="10878706" calcext:value-type="float">
            <text:p>10878706</text:p>
          </table:table-cell>
          <table:table-cell office:value-type="string" calcext:value-type="string">
            <text:p>Eve_Port_Baikal_Pb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2-19</text:p>
          </table:table-cell>
          <table:table-cell office:value-type="string" calcext:value-type="string">
            <text:p>MK887511</text:p>
          </table:table-cell>
          <table:table-cell office:value-type="float" office:value="10878711" calcext:value-type="float">
            <text:p>10878711</text:p>
          </table:table-cell>
          <table:table-cell office:value-type="string" calcext:value-type="string">
            <text:p>Eve_Port_Baikal_P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4-19</text:p>
          </table:table-cell>
          <table:table-cell office:value-type="string" calcext:value-type="string">
            <text:p>MK887528</text:p>
          </table:table-cell>
          <table:table-cell office:value-type="float" office:value="10878713" calcext:value-type="float">
            <text:p>10878713</text:p>
          </table:table-cell>
          <table:table-cell office:value-type="string" calcext:value-type="string">
            <text:p>Eve_Severobaikalsk_S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3-19</text:p>
          </table:table-cell>
          <table:table-cell office:value-type="string" calcext:value-type="string">
            <text:p>MK887524</text:p>
          </table:table-cell>
          <table:table-cell office:value-type="float" office:value="10878722" calcext:value-type="float">
            <text:p>10878722</text:p>
          </table:table-cell>
          <table:table-cell office:value-type="string" calcext:value-type="string">
            <text:p>Eve_Severobaikalsk_S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4-19</text:p>
          </table:table-cell>
          <table:table-cell office:value-type="string" calcext:value-type="string">
            <text:p>MK887525</text:p>
          </table:table-cell>
          <table:table-cell office:value-type="float" office:value="10878723" calcext:value-type="float">
            <text:p>10878723</text:p>
          </table:table-cell>
          <table:table-cell office:value-type="string" calcext:value-type="string">
            <text:p>Eve_Severobaikalsk_S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6-19</text:p>
          </table:table-cell>
          <table:table-cell office:value-type="string" calcext:value-type="string">
            <text:p>MK887534</text:p>
          </table:table-cell>
          <table:table-cell office:value-type="float" office:value="10878725" calcext:value-type="float">
            <text:p>10878725</text:p>
          </table:table-cell>
          <table:table-cell office:value-type="string" calcext:value-type="string">
            <text:p>Eve_Solontsovyi_Sol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7-19</text:p>
          </table:table-cell>
          <table:table-cell office:value-type="string" calcext:value-type="string">
            <text:p>MK887543</text:p>
          </table:table-cell>
          <table:table-cell office:value-type="float" office:value="10878726" calcext:value-type="float">
            <text:p>10878726</text:p>
          </table:table-cell>
          <table:table-cell office:value-type="string" calcext:value-type="string">
            <text:p>Eve_Solontsovyi_Sol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1-19</text:p>
          </table:table-cell>
          <table:table-cell office:value-type="string" calcext:value-type="string">
            <text:p>MK887537</text:p>
          </table:table-cell>
          <table:table-cell office:value-type="float" office:value="10878730" calcext:value-type="float">
            <text:p>10878730</text:p>
          </table:table-cell>
          <table:table-cell office:value-type="string" calcext:value-type="string">
            <text:p>Eve_Solontsovyi_Sol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4-19</text:p>
          </table:table-cell>
          <table:table-cell office:value-type="string" calcext:value-type="string">
            <text:p>MK887540</text:p>
          </table:table-cell>
          <table:table-cell office:value-type="float" office:value="10878733" calcext:value-type="float">
            <text:p>10878733</text:p>
          </table:table-cell>
          <table:table-cell office:value-type="string" calcext:value-type="string">
            <text:p>Eve_Solontsovyi_Sol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7-19</text:p>
          </table:table-cell>
          <table:table-cell office:value-type="string" calcext:value-type="string">
            <text:p>MK887545</text:p>
          </table:table-cell>
          <table:table-cell office:value-type="float" office:value="10878736" calcext:value-type="float">
            <text:p>10878736</text:p>
          </table:table-cell>
          <table:table-cell office:value-type="string" calcext:value-type="string">
            <text:p>Eve_Svyatoy_Nos_S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8-19</text:p>
          </table:table-cell>
          <table:table-cell office:value-type="string" calcext:value-type="string">
            <text:p>MK887554</text:p>
          </table:table-cell>
          <table:table-cell office:value-type="float" office:value="10878737" calcext:value-type="float">
            <text:p>10878737</text:p>
          </table:table-cell>
          <table:table-cell office:value-type="string" calcext:value-type="string">
            <text:p>Eve_Svyatoy_Nos_S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9-19</text:p>
          </table:table-cell>
          <table:table-cell office:value-type="string" calcext:value-type="string">
            <text:p>MK887555</text:p>
          </table:table-cell>
          <table:table-cell office:value-type="float" office:value="10878738" calcext:value-type="float">
            <text:p>10878738</text:p>
          </table:table-cell>
          <table:table-cell office:value-type="string" calcext:value-type="string">
            <text:p>Eve_Svyatoy_Nos_SN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5-19</text:p>
          </table:table-cell>
          <table:table-cell office:value-type="string" calcext:value-type="string">
            <text:p>MK887551</text:p>
          </table:table-cell>
          <table:table-cell office:value-type="float" office:value="10878744" calcext:value-type="float">
            <text:p>10878744</text:p>
          </table:table-cell>
          <table:table-cell office:value-type="string" calcext:value-type="string">
            <text:p>Eve_Svyatoy_Nos_S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8-19</text:p>
          </table:table-cell>
          <table:table-cell office:value-type="string" calcext:value-type="string">
            <text:p>MK887556</text:p>
          </table:table-cell>
          <table:table-cell office:value-type="float" office:value="10878747" calcext:value-type="float">
            <text:p>10878747</text:p>
          </table:table-cell>
          <table:table-cell office:value-type="string" calcext:value-type="string">
            <text:p>Eve_UlanNur_U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9-19</text:p>
          </table:table-cell>
          <table:table-cell office:value-type="string" calcext:value-type="string">
            <text:p>MK887557</text:p>
          </table:table-cell>
          <table:table-cell office:value-type="float" office:value="10878748" calcext:value-type="float">
            <text:p>10878748</text:p>
          </table:table-cell>
          <table:table-cell office:value-type="string" calcext:value-type="string">
            <text:p>Eve_UlanNur_U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4-19</text:p>
          </table:table-cell>
          <table:table-cell office:value-type="string" calcext:value-type="string">
            <text:p>MK887562</text:p>
          </table:table-cell>
          <table:table-cell office:value-type="float" office:value="10878753" calcext:value-type="float">
            <text:p>10878753</text:p>
          </table:table-cell>
          <table:table-cell office:value-type="string" calcext:value-type="string">
            <text:p>Eve_UstBarguzin_UB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5-19</text:p>
          </table:table-cell>
          <table:table-cell office:value-type="string" calcext:value-type="string">
            <text:p>MK887563</text:p>
          </table:table-cell>
          <table:table-cell office:value-type="float" office:value="10878754" calcext:value-type="float">
            <text:p>10878754</text:p>
          </table:table-cell>
          <table:table-cell office:value-type="string" calcext:value-type="string">
            <text:p>Eve_UstBarguzin_U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2-19</text:p>
          </table:table-cell>
          <table:table-cell office:value-type="string" calcext:value-type="string">
            <text:p>MK887566</text:p>
          </table:table-cell>
          <table:table-cell office:value-type="float" office:value="10878761" calcext:value-type="float">
            <text:p>10878761</text:p>
          </table:table-cell>
          <table:table-cell office:value-type="string" calcext:value-type="string">
            <text:p>Eve_Warnachka_W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4-19</text:p>
          </table:table-cell>
          <table:table-cell office:value-type="string" calcext:value-type="string">
            <text:p>MK887568</text:p>
          </table:table-cell>
          <table:table-cell office:value-type="float" office:value="10878763" calcext:value-type="float">
            <text:p>10878763</text:p>
          </table:table-cell>
          <table:table-cell office:value-type="string" calcext:value-type="string">
            <text:p>Eve_Warnachka_W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5-19</text:p>
          </table:table-cell>
          <table:table-cell office:value-type="string" calcext:value-type="string">
            <text:p>MK887569</text:p>
          </table:table-cell>
          <table:table-cell office:value-type="float" office:value="10878764" calcext:value-type="float">
            <text:p>10878764</text:p>
          </table:table-cell>
          <table:table-cell office:value-type="string" calcext:value-type="string">
            <text:p>Eve_Warnachka_W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7-19</text:p>
          </table:table-cell>
          <table:table-cell office:value-type="string" calcext:value-type="string">
            <text:p>MK887575</text:p>
          </table:table-cell>
          <table:table-cell office:value-type="float" office:value="10878766" calcext:value-type="float">
            <text:p>10878766</text:p>
          </table:table-cell>
          <table:table-cell office:value-type="string" calcext:value-type="string">
            <text:p>Eve_Zavorotnaya_Z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A2693-10</text:p>
          </table:table-cell>
          <table:table-cell office:value-type="string" calcext:value-type="string">
            <text:p>FJ756325</text:p>
          </table:table-cell>
          <table:table-cell office:value-type="float" office:value="1528880" calcext:value-type="float">
            <text:p>1528880</text:p>
          </table:table-cell>
          <table:table-cell office:value-type="string" calcext:value-type="string">
            <text:p>FJ75632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MNA12477-19</text:p>
          </table:table-cell>
          <table:table-cell office:value-type="string" calcext:value-type="string">
            <text:p>KF690638</text:p>
          </table:table-cell>
          <table:table-cell office:value-type="float" office:value="9629475" calcext:value-type="float">
            <text:p>9629475</text:p>
          </table:table-cell>
          <table:table-cell/>
          <table:table-cell office:value-type="string" calcext:value-type="string">
            <text:p>KF6906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2-19</text:p>
          </table:table-cell>
          <table:table-cell office:value-type="string" calcext:value-type="string">
            <text:p>MK887373</text:p>
          </table:table-cell>
          <table:table-cell office:value-type="float" office:value="10878561" calcext:value-type="float">
            <text:p>10878561</text:p>
          </table:table-cell>
          <table:table-cell office:value-type="string" calcext:value-type="string">
            <text:p>Eve_Baikalsk_A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4-19</text:p>
          </table:table-cell>
          <table:table-cell office:value-type="string" calcext:value-type="string">
            <text:p>MK887365</text:p>
          </table:table-cell>
          <table:table-cell office:value-type="float" office:value="10878563" calcext:value-type="float">
            <text:p>10878563</text:p>
          </table:table-cell>
          <table:table-cell office:value-type="string" calcext:value-type="string">
            <text:p>Eve_Baikalsk_A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7-19</text:p>
          </table:table-cell>
          <table:table-cell office:value-type="string" calcext:value-type="string">
            <text:p>MK887383</text:p>
          </table:table-cell>
          <table:table-cell office:value-type="float" office:value="10878566" calcext:value-type="float">
            <text:p>10878566</text:p>
          </table:table-cell>
          <table:table-cell office:value-type="string" calcext:value-type="string">
            <text:p>Eve_Baikalskoe_B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6-19</text:p>
          </table:table-cell>
          <table:table-cell office:value-type="string" calcext:value-type="string">
            <text:p>MK887382</text:p>
          </table:table-cell>
          <table:table-cell office:value-type="float" office:value="10878575" calcext:value-type="float">
            <text:p>10878575</text:p>
          </table:table-cell>
          <table:table-cell office:value-type="string" calcext:value-type="string">
            <text:p>Eve_Baikalskoe_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2-19</text:p>
          </table:table-cell>
          <table:table-cell office:value-type="string" calcext:value-type="string">
            <text:p>MK887396</text:p>
          </table:table-cell>
          <table:table-cell office:value-type="float" office:value="10878581" calcext:value-type="float">
            <text:p>10878581</text:p>
          </table:table-cell>
          <table:table-cell office:value-type="string" calcext:value-type="string">
            <text:p>Eve_Bolshie_Koty_2011_1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3-19</text:p>
          </table:table-cell>
          <table:table-cell office:value-type="string" calcext:value-type="string">
            <text:p>MK887391</text:p>
          </table:table-cell>
          <table:table-cell office:value-type="float" office:value="10878582" calcext:value-type="float">
            <text:p>10878582</text:p>
          </table:table-cell>
          <table:table-cell office:value-type="string" calcext:value-type="string">
            <text:p>Eve_Bolshie_Koty_2012_2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5-19</text:p>
          </table:table-cell>
          <table:table-cell office:value-type="string" calcext:value-type="string">
            <text:p>MK887393</text:p>
          </table:table-cell>
          <table:table-cell office:value-type="float" office:value="10878584" calcext:value-type="float">
            <text:p>10878584</text:p>
          </table:table-cell>
          <table:table-cell office:value-type="string" calcext:value-type="string">
            <text:p>Eve_Bolshie_Koty_2012_2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7-19</text:p>
          </table:table-cell>
          <table:table-cell office:value-type="string" calcext:value-type="string">
            <text:p>MK887395</text:p>
          </table:table-cell>
          <table:table-cell office:value-type="float" office:value="10878586" calcext:value-type="float">
            <text:p>10878586</text:p>
          </table:table-cell>
          <table:table-cell office:value-type="string" calcext:value-type="string">
            <text:p>Eve_Bolshie_Koty_2012_2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9-19</text:p>
          </table:table-cell>
          <table:table-cell office:value-type="string" calcext:value-type="string">
            <text:p>MK887386</text:p>
          </table:table-cell>
          <table:table-cell office:value-type="float" office:value="10878588" calcext:value-type="float">
            <text:p>10878588</text:p>
          </table:table-cell>
          <table:table-cell office:value-type="string" calcext:value-type="string">
            <text:p>Eve_Bolshie_Koty_2012_2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1-19</text:p>
          </table:table-cell>
          <table:table-cell office:value-type="string" calcext:value-type="string">
            <text:p>MK887388</text:p>
          </table:table-cell>
          <table:table-cell office:value-type="float" office:value="10878590" calcext:value-type="float">
            <text:p>10878590</text:p>
          </table:table-cell>
          <table:table-cell office:value-type="string" calcext:value-type="string">
            <text:p>Eve_Bolshie_Koty_2012_2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5-19</text:p>
          </table:table-cell>
          <table:table-cell office:value-type="string" calcext:value-type="string">
            <text:p>MK887410</text:p>
          </table:table-cell>
          <table:table-cell office:value-type="float" office:value="10878594" calcext:value-type="float">
            <text:p>10878594</text:p>
          </table:table-cell>
          <table:table-cell office:value-type="string" calcext:value-type="string">
            <text:p>Eve_Bolshie_Koty_2013_3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1-19</text:p>
          </table:table-cell>
          <table:table-cell office:value-type="string" calcext:value-type="string">
            <text:p>MK887403</text:p>
          </table:table-cell>
          <table:table-cell office:value-type="float" office:value="10878600" calcext:value-type="float">
            <text:p>10878600</text:p>
          </table:table-cell>
          <table:table-cell office:value-type="string" calcext:value-type="string">
            <text:p>Eve_Bolshie_Koty_2013_3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7-19</text:p>
          </table:table-cell>
          <table:table-cell office:value-type="string" calcext:value-type="string">
            <text:p>MK887409</text:p>
          </table:table-cell>
          <table:table-cell office:value-type="float" office:value="10878606" calcext:value-type="float">
            <text:p>10878606</text:p>
          </table:table-cell>
          <table:table-cell office:value-type="string" calcext:value-type="string">
            <text:p>Eve_Bolshie_Koty_2013_3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8-19</text:p>
          </table:table-cell>
          <table:table-cell office:value-type="string" calcext:value-type="string">
            <text:p>MK887419</text:p>
          </table:table-cell>
          <table:table-cell office:value-type="float" office:value="10878607" calcext:value-type="float">
            <text:p>10878607</text:p>
          </table:table-cell>
          <table:table-cell office:value-type="string" calcext:value-type="string">
            <text:p>Eve_Bolshoy_Ushkaniy_BU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9-19</text:p>
          </table:table-cell>
          <table:table-cell office:value-type="string" calcext:value-type="string">
            <text:p>MK887420</text:p>
          </table:table-cell>
          <table:table-cell office:value-type="float" office:value="10878608" calcext:value-type="float">
            <text:p>10878608</text:p>
          </table:table-cell>
          <table:table-cell office:value-type="string" calcext:value-type="string">
            <text:p>Eve_Bolshoy_Ushkaniy_BU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0-19</text:p>
          </table:table-cell>
          <table:table-cell office:value-type="string" calcext:value-type="string">
            <text:p>MK887421</text:p>
          </table:table-cell>
          <table:table-cell office:value-type="float" office:value="10878609" calcext:value-type="float">
            <text:p>10878609</text:p>
          </table:table-cell>
          <table:table-cell office:value-type="string" calcext:value-type="string">
            <text:p>Eve_Bolshoy_Ushkaniy_BU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3-19</text:p>
          </table:table-cell>
          <table:table-cell office:value-type="string" calcext:value-type="string">
            <text:p>MK887424</text:p>
          </table:table-cell>
          <table:table-cell office:value-type="float" office:value="10878612" calcext:value-type="float">
            <text:p>10878612</text:p>
          </table:table-cell>
          <table:table-cell office:value-type="string" calcext:value-type="string">
            <text:p>Eve_Bolshoy_Ushkaniy_BU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4-19</text:p>
          </table:table-cell>
          <table:table-cell office:value-type="string" calcext:value-type="string">
            <text:p>MK887425</text:p>
          </table:table-cell>
          <table:table-cell office:value-type="float" office:value="10878613" calcext:value-type="float">
            <text:p>10878613</text:p>
          </table:table-cell>
          <table:table-cell office:value-type="string" calcext:value-type="string">
            <text:p>Eve_Bolshoy_Ushkaniy_BU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6-19</text:p>
          </table:table-cell>
          <table:table-cell office:value-type="string" calcext:value-type="string">
            <text:p>MK887416</text:p>
          </table:table-cell>
          <table:table-cell office:value-type="float" office:value="10878615" calcext:value-type="float">
            <text:p>10878615</text:p>
          </table:table-cell>
          <table:table-cell office:value-type="string" calcext:value-type="string">
            <text:p>Eve_Bolshoy_Ushkaniy_BU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7-19</text:p>
          </table:table-cell>
          <table:table-cell office:value-type="string" calcext:value-type="string">
            <text:p>MK887417</text:p>
          </table:table-cell>
          <table:table-cell office:value-type="float" office:value="10878616" calcext:value-type="float">
            <text:p>10878616</text:p>
          </table:table-cell>
          <table:table-cell office:value-type="string" calcext:value-type="string">
            <text:p>Eve_Bolshoy_Ushkaniy_BU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0-19</text:p>
          </table:table-cell>
          <table:table-cell office:value-type="string" calcext:value-type="string">
            <text:p>MK887428</text:p>
          </table:table-cell>
          <table:table-cell office:value-type="float" office:value="10878619" calcext:value-type="float">
            <text:p>10878619</text:p>
          </table:table-cell>
          <table:table-cell office:value-type="string" calcext:value-type="string">
            <text:p>Eve_Davsha_D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4-19</text:p>
          </table:table-cell>
          <table:table-cell office:value-type="string" calcext:value-type="string">
            <text:p>MK887432</text:p>
          </table:table-cell>
          <table:table-cell office:value-type="float" office:value="10878623" calcext:value-type="float">
            <text:p>10878623</text:p>
          </table:table-cell>
          <table:table-cell office:value-type="string" calcext:value-type="string">
            <text:p>Eve_Davsha_D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5-19</text:p>
          </table:table-cell>
          <table:table-cell office:value-type="string" calcext:value-type="string">
            <text:p>MK887433</text:p>
          </table:table-cell>
          <table:table-cell office:value-type="float" office:value="10878624" calcext:value-type="float">
            <text:p>10878624</text:p>
          </table:table-cell>
          <table:table-cell office:value-type="string" calcext:value-type="string">
            <text:p>Eve_Kotelnikovskyi_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7-19</text:p>
          </table:table-cell>
          <table:table-cell office:value-type="string" calcext:value-type="string">
            <text:p>MK887434</text:p>
          </table:table-cell>
          <table:table-cell office:value-type="float" office:value="10878626" calcext:value-type="float">
            <text:p>10878626</text:p>
          </table:table-cell>
          <table:table-cell office:value-type="string" calcext:value-type="string">
            <text:p>Eve_Kotelnikovskyi_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9-19</text:p>
          </table:table-cell>
          <table:table-cell office:value-type="string" calcext:value-type="string">
            <text:p>MK887436</text:p>
          </table:table-cell>
          <table:table-cell office:value-type="float" office:value="10878628" calcext:value-type="float">
            <text:p>10878628</text:p>
          </table:table-cell>
          <table:table-cell office:value-type="string" calcext:value-type="string">
            <text:p>Eve_Kotelnikovskyi_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3-19</text:p>
          </table:table-cell>
          <table:table-cell office:value-type="string" calcext:value-type="string">
            <text:p>MK887440</text:p>
          </table:table-cell>
          <table:table-cell office:value-type="float" office:value="10878632" calcext:value-type="float">
            <text:p>10878632</text:p>
          </table:table-cell>
          <table:table-cell office:value-type="string" calcext:value-type="string">
            <text:p>Eve_Kotelnikovskyi_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7-19</text:p>
          </table:table-cell>
          <table:table-cell office:value-type="string" calcext:value-type="string">
            <text:p>MK887451</text:p>
          </table:table-cell>
          <table:table-cell office:value-type="float" office:value="10878636" calcext:value-type="float">
            <text:p>10878636</text:p>
          </table:table-cell>
          <table:table-cell office:value-type="string" calcext:value-type="string">
            <text:p>Eve_Kultuk_L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8-19</text:p>
          </table:table-cell>
          <table:table-cell office:value-type="string" calcext:value-type="string">
            <text:p>MK887452</text:p>
          </table:table-cell>
          <table:table-cell office:value-type="float" office:value="10878637" calcext:value-type="float">
            <text:p>10878637</text:p>
          </table:table-cell>
          <table:table-cell office:value-type="string" calcext:value-type="string">
            <text:p>Eve_Kultuk_L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0-19</text:p>
          </table:table-cell>
          <table:table-cell office:value-type="string" calcext:value-type="string">
            <text:p>MK887454</text:p>
          </table:table-cell>
          <table:table-cell office:value-type="float" office:value="10878639" calcext:value-type="float">
            <text:p>10878639</text:p>
          </table:table-cell>
          <table:table-cell office:value-type="string" calcext:value-type="string">
            <text:p>Eve_Kultuk_L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5-19</text:p>
          </table:table-cell>
          <table:table-cell office:value-type="string" calcext:value-type="string">
            <text:p>MK887447</text:p>
          </table:table-cell>
          <table:table-cell office:value-type="float" office:value="10878644" calcext:value-type="float">
            <text:p>10878644</text:p>
          </table:table-cell>
          <table:table-cell office:value-type="string" calcext:value-type="string">
            <text:p>Eve_Kultuk_L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1-19</text:p>
          </table:table-cell>
          <table:table-cell office:value-type="string" calcext:value-type="string">
            <text:p>MK887461</text:p>
          </table:table-cell>
          <table:table-cell office:value-type="float" office:value="10878650" calcext:value-type="float">
            <text:p>10878650</text:p>
          </table:table-cell>
          <table:table-cell office:value-type="string" calcext:value-type="string">
            <text:p>Eve_Listvyanka_Y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2-19</text:p>
          </table:table-cell>
          <table:table-cell office:value-type="string" calcext:value-type="string">
            <text:p>MK887462</text:p>
          </table:table-cell>
          <table:table-cell office:value-type="float" office:value="10878651" calcext:value-type="float">
            <text:p>10878651</text:p>
          </table:table-cell>
          <table:table-cell office:value-type="string" calcext:value-type="string">
            <text:p>Eve_Listvyanka_Y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3-19</text:p>
          </table:table-cell>
          <table:table-cell office:value-type="string" calcext:value-type="string">
            <text:p>MK887463</text:p>
          </table:table-cell>
          <table:table-cell office:value-type="float" office:value="10878652" calcext:value-type="float">
            <text:p>10878652</text:p>
          </table:table-cell>
          <table:table-cell office:value-type="string" calcext:value-type="string">
            <text:p>Eve_Listvyanka_Y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3-19</text:p>
          </table:table-cell>
          <table:table-cell office:value-type="string" calcext:value-type="string">
            <text:p>MK887468</text:p>
          </table:table-cell>
          <table:table-cell office:value-type="float" office:value="10878662" calcext:value-type="float">
            <text:p>10878662</text:p>
          </table:table-cell>
          <table:table-cell office:value-type="string" calcext:value-type="string">
            <text:p>Eve_Maloe_More_2012_2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4-19</text:p>
          </table:table-cell>
          <table:table-cell office:value-type="string" calcext:value-type="string">
            <text:p>MK887469</text:p>
          </table:table-cell>
          <table:table-cell office:value-type="float" office:value="10878663" calcext:value-type="float">
            <text:p>10878663</text:p>
          </table:table-cell>
          <table:table-cell office:value-type="string" calcext:value-type="string">
            <text:p>Eve_Maloe_More_2012_2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6-19</text:p>
          </table:table-cell>
          <table:table-cell office:value-type="string" calcext:value-type="string">
            <text:p>MK887482</text:p>
          </table:table-cell>
          <table:table-cell office:value-type="float" office:value="10878665" calcext:value-type="float">
            <text:p>10878665</text:p>
          </table:table-cell>
          <table:table-cell office:value-type="string" calcext:value-type="string">
            <text:p>Eve_Maloe_More_2013_3M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0-19</text:p>
          </table:table-cell>
          <table:table-cell office:value-type="string" calcext:value-type="string">
            <text:p>MK887486</text:p>
          </table:table-cell>
          <table:table-cell office:value-type="float" office:value="10878669" calcext:value-type="float">
            <text:p>10878669</text:p>
          </table:table-cell>
          <table:table-cell office:value-type="string" calcext:value-type="string">
            <text:p>Eve_Maloe_More_2013_3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8-19</text:p>
          </table:table-cell>
          <table:table-cell office:value-type="string" calcext:value-type="string">
            <text:p>MK887481</text:p>
          </table:table-cell>
          <table:table-cell office:value-type="float" office:value="10878677" calcext:value-type="float">
            <text:p>10878677</text:p>
          </table:table-cell>
          <table:table-cell office:value-type="string" calcext:value-type="string">
            <text:p>Eve_Maloe_More_2013_3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0-19</text:p>
          </table:table-cell>
          <table:table-cell office:value-type="string" calcext:value-type="string">
            <text:p>MK887491</text:p>
          </table:table-cell>
          <table:table-cell office:value-type="float" office:value="10878679" calcext:value-type="float">
            <text:p>10878679</text:p>
          </table:table-cell>
          <table:table-cell office:value-type="string" calcext:value-type="string">
            <text:p>Eve_Olkhon_O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2-19</text:p>
          </table:table-cell>
          <table:table-cell office:value-type="string" calcext:value-type="string">
            <text:p>MK887493</text:p>
          </table:table-cell>
          <table:table-cell office:value-type="float" office:value="10878681" calcext:value-type="float">
            <text:p>10878681</text:p>
          </table:table-cell>
          <table:table-cell office:value-type="string" calcext:value-type="string">
            <text:p>Eve_Olkhon_O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4-19</text:p>
          </table:table-cell>
          <table:table-cell office:value-type="string" calcext:value-type="string">
            <text:p>MK887488</text:p>
          </table:table-cell>
          <table:table-cell office:value-type="float" office:value="10878683" calcext:value-type="float">
            <text:p>10878683</text:p>
          </table:table-cell>
          <table:table-cell office:value-type="string" calcext:value-type="string">
            <text:p>Eve_Olkhon_O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7-19</text:p>
          </table:table-cell>
          <table:table-cell office:value-type="string" calcext:value-type="string">
            <text:p>MK887495</text:p>
          </table:table-cell>
          <table:table-cell office:value-type="float" office:value="10878686" calcext:value-type="float">
            <text:p>10878686</text:p>
          </table:table-cell>
          <table:table-cell office:value-type="string" calcext:value-type="string">
            <text:p>Eve_Onguryon_Q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8-19</text:p>
          </table:table-cell>
          <table:table-cell office:value-type="string" calcext:value-type="string">
            <text:p>MK887504</text:p>
          </table:table-cell>
          <table:table-cell office:value-type="float" office:value="10878687" calcext:value-type="float">
            <text:p>10878687</text:p>
          </table:table-cell>
          <table:table-cell office:value-type="string" calcext:value-type="string">
            <text:p>Eve_Onguryon_Q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1-19</text:p>
          </table:table-cell>
          <table:table-cell office:value-type="string" calcext:value-type="string">
            <text:p>MK887498</text:p>
          </table:table-cell>
          <table:table-cell office:value-type="float" office:value="10878690" calcext:value-type="float">
            <text:p>10878690</text:p>
          </table:table-cell>
          <table:table-cell office:value-type="string" calcext:value-type="string">
            <text:p>Eve_Onguryon_Q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5-19</text:p>
          </table:table-cell>
          <table:table-cell office:value-type="string" calcext:value-type="string">
            <text:p>MK887502</text:p>
          </table:table-cell>
          <table:table-cell office:value-type="float" office:value="10878694" calcext:value-type="float">
            <text:p>10878694</text:p>
          </table:table-cell>
          <table:table-cell office:value-type="string" calcext:value-type="string">
            <text:p>Eve_Onguryon_Q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1-19</text:p>
          </table:table-cell>
          <table:table-cell office:value-type="string" calcext:value-type="string">
            <text:p>MK887509</text:p>
          </table:table-cell>
          <table:table-cell office:value-type="float" office:value="10878700" calcext:value-type="float">
            <text:p>10878700</text:p>
          </table:table-cell>
          <table:table-cell office:value-type="string" calcext:value-type="string">
            <text:p>Eve_Pokoiniki_Solnechnaya_H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6-19</text:p>
          </table:table-cell>
          <table:table-cell office:value-type="string" calcext:value-type="string">
            <text:p>MK887515</text:p>
          </table:table-cell>
          <table:table-cell office:value-type="float" office:value="10878705" calcext:value-type="float">
            <text:p>10878705</text:p>
          </table:table-cell>
          <table:table-cell office:value-type="string" calcext:value-type="string">
            <text:p>Eve_Port_Baikal_Pb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5-19</text:p>
          </table:table-cell>
          <table:table-cell office:value-type="string" calcext:value-type="string">
            <text:p>MK887529</text:p>
          </table:table-cell>
          <table:table-cell office:value-type="float" office:value="10878714" calcext:value-type="float">
            <text:p>10878714</text:p>
          </table:table-cell>
          <table:table-cell office:value-type="string" calcext:value-type="string">
            <text:p>Eve_Severobaikalsk_S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7-19</text:p>
          </table:table-cell>
          <table:table-cell office:value-type="string" calcext:value-type="string">
            <text:p>MK887531</text:p>
          </table:table-cell>
          <table:table-cell office:value-type="float" office:value="10878716" calcext:value-type="float">
            <text:p>10878716</text:p>
          </table:table-cell>
          <table:table-cell office:value-type="string" calcext:value-type="string">
            <text:p>Eve_Severobaikalsk_S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9-19</text:p>
          </table:table-cell>
          <table:table-cell office:value-type="string" calcext:value-type="string">
            <text:p>MK887532</text:p>
          </table:table-cell>
          <table:table-cell office:value-type="float" office:value="10878718" calcext:value-type="float">
            <text:p>10878718</text:p>
          </table:table-cell>
          <table:table-cell office:value-type="string" calcext:value-type="string">
            <text:p>Eve_Severobaikalsk_S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1-19</text:p>
          </table:table-cell>
          <table:table-cell office:value-type="string" calcext:value-type="string">
            <text:p>MK887522</text:p>
          </table:table-cell>
          <table:table-cell office:value-type="float" office:value="10878720" calcext:value-type="float">
            <text:p>10878720</text:p>
          </table:table-cell>
          <table:table-cell office:value-type="string" calcext:value-type="string">
            <text:p>Eve_Severobaikalsk_S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8-19</text:p>
          </table:table-cell>
          <table:table-cell office:value-type="string" calcext:value-type="string">
            <text:p>MK887544</text:p>
          </table:table-cell>
          <table:table-cell office:value-type="float" office:value="10878727" calcext:value-type="float">
            <text:p>10878727</text:p>
          </table:table-cell>
          <table:table-cell office:value-type="string" calcext:value-type="string">
            <text:p>Eve_Solontsovyi_Sol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0-19</text:p>
          </table:table-cell>
          <table:table-cell office:value-type="string" calcext:value-type="string">
            <text:p>MK887536</text:p>
          </table:table-cell>
          <table:table-cell office:value-type="float" office:value="10878729" calcext:value-type="float">
            <text:p>10878729</text:p>
          </table:table-cell>
          <table:table-cell office:value-type="string" calcext:value-type="string">
            <text:p>Eve_Solontsovyi_So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6-19</text:p>
          </table:table-cell>
          <table:table-cell office:value-type="string" calcext:value-type="string">
            <text:p>MK887542</text:p>
          </table:table-cell>
          <table:table-cell office:value-type="float" office:value="10878735" calcext:value-type="float">
            <text:p>10878735</text:p>
          </table:table-cell>
          <table:table-cell office:value-type="string" calcext:value-type="string">
            <text:p>Eve_Solontsovyi_Sol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1-19</text:p>
          </table:table-cell>
          <table:table-cell office:value-type="string" calcext:value-type="string">
            <text:p>MK887547</text:p>
          </table:table-cell>
          <table:table-cell office:value-type="float" office:value="10878740" calcext:value-type="float">
            <text:p>10878740</text:p>
          </table:table-cell>
          <table:table-cell office:value-type="string" calcext:value-type="string">
            <text:p>Eve_Svyatoy_Nos_S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2-19</text:p>
          </table:table-cell>
          <table:table-cell office:value-type="string" calcext:value-type="string">
            <text:p>MK887548</text:p>
          </table:table-cell>
          <table:table-cell office:value-type="float" office:value="10878741" calcext:value-type="float">
            <text:p>10878741</text:p>
          </table:table-cell>
          <table:table-cell office:value-type="string" calcext:value-type="string">
            <text:p>Eve_Svyatoy_Nos_S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4-19</text:p>
          </table:table-cell>
          <table:table-cell office:value-type="string" calcext:value-type="string">
            <text:p>MK887550</text:p>
          </table:table-cell>
          <table:table-cell office:value-type="float" office:value="10878743" calcext:value-type="float">
            <text:p>10878743</text:p>
          </table:table-cell>
          <table:table-cell office:value-type="string" calcext:value-type="string">
            <text:p>Eve_Svyatoy_Nos_S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6-19</text:p>
          </table:table-cell>
          <table:table-cell office:value-type="string" calcext:value-type="string">
            <text:p>MK887552</text:p>
          </table:table-cell>
          <table:table-cell office:value-type="float" office:value="10878745" calcext:value-type="float">
            <text:p>10878745</text:p>
          </table:table-cell>
          <table:table-cell office:value-type="string" calcext:value-type="string">
            <text:p>Eve_Svyatoy_Nos_S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7-19</text:p>
          </table:table-cell>
          <table:table-cell office:value-type="string" calcext:value-type="string">
            <text:p>MK887553</text:p>
          </table:table-cell>
          <table:table-cell office:value-type="float" office:value="10878746" calcext:value-type="float">
            <text:p>10878746</text:p>
          </table:table-cell>
          <table:table-cell office:value-type="string" calcext:value-type="string">
            <text:p>Eve_Svyatoy_Nos_S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2-19</text:p>
          </table:table-cell>
          <table:table-cell office:value-type="string" calcext:value-type="string">
            <text:p>MK887560</text:p>
          </table:table-cell>
          <table:table-cell office:value-type="float" office:value="10878751" calcext:value-type="float">
            <text:p>10878751</text:p>
          </table:table-cell>
          <table:table-cell office:value-type="string" calcext:value-type="string">
            <text:p>Eve_UstBarguzin_U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6-19</text:p>
          </table:table-cell>
          <table:table-cell office:value-type="string" calcext:value-type="string">
            <text:p>MK887564</text:p>
          </table:table-cell>
          <table:table-cell office:value-type="float" office:value="10878755" calcext:value-type="float">
            <text:p>10878755</text:p>
          </table:table-cell>
          <table:table-cell office:value-type="string" calcext:value-type="string">
            <text:p>Eve_UstBarguzin_U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9-19</text:p>
          </table:table-cell>
          <table:table-cell office:value-type="string" calcext:value-type="string">
            <text:p>MK887571</text:p>
          </table:table-cell>
          <table:table-cell office:value-type="float" office:value="10878758" calcext:value-type="float">
            <text:p>10878758</text:p>
          </table:table-cell>
          <table:table-cell office:value-type="string" calcext:value-type="string">
            <text:p>Eve_Warnachka_W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1-19</text:p>
          </table:table-cell>
          <table:table-cell office:value-type="string" calcext:value-type="string">
            <text:p>MK887573</text:p>
          </table:table-cell>
          <table:table-cell office:value-type="float" office:value="10878760" calcext:value-type="float">
            <text:p>10878760</text:p>
          </table:table-cell>
          <table:table-cell office:value-type="string" calcext:value-type="string">
            <text:p>Eve_Warnachka_W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8-19</text:p>
          </table:table-cell>
          <table:table-cell office:value-type="string" calcext:value-type="string">
            <text:p>MK887576</text:p>
          </table:table-cell>
          <table:table-cell office:value-type="float" office:value="10878767" calcext:value-type="float">
            <text:p>10878767</text:p>
          </table:table-cell>
          <table:table-cell office:value-type="string" calcext:value-type="string">
            <text:p>Eve_Zavorotnaya_Z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6-19</text:p>
          </table:table-cell>
          <table:table-cell office:value-type="string" calcext:value-type="string">
            <text:p>MK887374</text:p>
          </table:table-cell>
          <table:table-cell office:value-type="float" office:value="10878565" calcext:value-type="float">
            <text:p>10878565</text:p>
          </table:table-cell>
          <table:table-cell office:value-type="string" calcext:value-type="string">
            <text:p>Eve_Baikalskoe_B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9-19</text:p>
          </table:table-cell>
          <table:table-cell office:value-type="string" calcext:value-type="string">
            <text:p>MK887375</text:p>
          </table:table-cell>
          <table:table-cell office:value-type="float" office:value="10878568" calcext:value-type="float">
            <text:p>10878568</text:p>
          </table:table-cell>
          <table:table-cell office:value-type="string" calcext:value-type="string">
            <text:p>Eve_Baikalskoe_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1-19</text:p>
          </table:table-cell>
          <table:table-cell office:value-type="string" calcext:value-type="string">
            <text:p>MK887377</text:p>
          </table:table-cell>
          <table:table-cell office:value-type="float" office:value="10878570" calcext:value-type="float">
            <text:p>10878570</text:p>
          </table:table-cell>
          <table:table-cell office:value-type="string" calcext:value-type="string">
            <text:p>Eve_Baikalskoe_B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9-19</text:p>
          </table:table-cell>
          <table:table-cell office:value-type="string" calcext:value-type="string">
            <text:p>MK887399</text:p>
          </table:table-cell>
          <table:table-cell office:value-type="float" office:value="10878578" calcext:value-type="float">
            <text:p>10878578</text:p>
          </table:table-cell>
          <table:table-cell office:value-type="string" calcext:value-type="string">
            <text:p>Eve_Bolshie_Koty_2011_1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9-19</text:p>
          </table:table-cell>
          <table:table-cell office:value-type="string" calcext:value-type="string">
            <text:p>MK887414</text:p>
          </table:table-cell>
          <table:table-cell office:value-type="float" office:value="10878598" calcext:value-type="float">
            <text:p>10878598</text:p>
          </table:table-cell>
          <table:table-cell office:value-type="string" calcext:value-type="string">
            <text:p>Eve_Bolshie_Koty_2013_3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4-19</text:p>
          </table:table-cell>
          <table:table-cell office:value-type="string" calcext:value-type="string">
            <text:p>MK887406</text:p>
          </table:table-cell>
          <table:table-cell office:value-type="float" office:value="10878603" calcext:value-type="float">
            <text:p>10878603</text:p>
          </table:table-cell>
          <table:table-cell office:value-type="string" calcext:value-type="string">
            <text:p>Eve_Bolshie_Koty_2013_3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5-19</text:p>
          </table:table-cell>
          <table:table-cell office:value-type="string" calcext:value-type="string">
            <text:p>MK887407</text:p>
          </table:table-cell>
          <table:table-cell office:value-type="float" office:value="10878604" calcext:value-type="float">
            <text:p>10878604</text:p>
          </table:table-cell>
          <table:table-cell office:value-type="string" calcext:value-type="string">
            <text:p>Eve_Bolshie_Koty_2013_3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2-19</text:p>
          </table:table-cell>
          <table:table-cell office:value-type="string" calcext:value-type="string">
            <text:p>MK887423</text:p>
          </table:table-cell>
          <table:table-cell office:value-type="float" office:value="10878611" calcext:value-type="float">
            <text:p>10878611</text:p>
          </table:table-cell>
          <table:table-cell office:value-type="string" calcext:value-type="string">
            <text:p>Eve_Bolshoy_Ushkaniy_BU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1-19</text:p>
          </table:table-cell>
          <table:table-cell office:value-type="string" calcext:value-type="string">
            <text:p>MK887429</text:p>
          </table:table-cell>
          <table:table-cell office:value-type="float" office:value="10878620" calcext:value-type="float">
            <text:p>10878620</text:p>
          </table:table-cell>
          <table:table-cell office:value-type="string" calcext:value-type="string">
            <text:p>Eve_Davsha_D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6-19</text:p>
          </table:table-cell>
          <table:table-cell office:value-type="string" calcext:value-type="string">
            <text:p>MK887442</text:p>
          </table:table-cell>
          <table:table-cell office:value-type="float" office:value="10878625" calcext:value-type="float">
            <text:p>10878625</text:p>
          </table:table-cell>
          <table:table-cell office:value-type="string" calcext:value-type="string">
            <text:p>Eve_Kotelnikovskyi_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4-19</text:p>
          </table:table-cell>
          <table:table-cell office:value-type="string" calcext:value-type="string">
            <text:p>MK887446</text:p>
          </table:table-cell>
          <table:table-cell office:value-type="float" office:value="10878643" calcext:value-type="float">
            <text:p>10878643</text:p>
          </table:table-cell>
          <table:table-cell office:value-type="string" calcext:value-type="string">
            <text:p>Eve_Kultuk_L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0-19</text:p>
          </table:table-cell>
          <table:table-cell office:value-type="string" calcext:value-type="string">
            <text:p>MK887471</text:p>
          </table:table-cell>
          <table:table-cell office:value-type="float" office:value="10878659" calcext:value-type="float">
            <text:p>10878659</text:p>
          </table:table-cell>
          <table:table-cell office:value-type="string" calcext:value-type="string">
            <text:p>Eve_Maloe_More_2012_2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1-19</text:p>
          </table:table-cell>
          <table:table-cell office:value-type="string" calcext:value-type="string">
            <text:p>MK887472</text:p>
          </table:table-cell>
          <table:table-cell office:value-type="float" office:value="10878660" calcext:value-type="float">
            <text:p>10878660</text:p>
          </table:table-cell>
          <table:table-cell office:value-type="string" calcext:value-type="string">
            <text:p>Eve_Maloe_More_2012_2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2-19</text:p>
          </table:table-cell>
          <table:table-cell office:value-type="string" calcext:value-type="string">
            <text:p>MK887467</text:p>
          </table:table-cell>
          <table:table-cell office:value-type="float" office:value="10878661" calcext:value-type="float">
            <text:p>10878661</text:p>
          </table:table-cell>
          <table:table-cell office:value-type="string" calcext:value-type="string">
            <text:p>Eve_Maloe_More_2012_2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8-19</text:p>
          </table:table-cell>
          <table:table-cell office:value-type="string" calcext:value-type="string">
            <text:p>MK887484</text:p>
          </table:table-cell>
          <table:table-cell office:value-type="float" office:value="10878667" calcext:value-type="float">
            <text:p>10878667</text:p>
          </table:table-cell>
          <table:table-cell office:value-type="string" calcext:value-type="string">
            <text:p>Eve_Maloe_More_2013_3M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7-19</text:p>
          </table:table-cell>
          <table:table-cell office:value-type="string" calcext:value-type="string">
            <text:p>MK887480</text:p>
          </table:table-cell>
          <table:table-cell office:value-type="float" office:value="10878676" calcext:value-type="float">
            <text:p>10878676</text:p>
          </table:table-cell>
          <table:table-cell office:value-type="string" calcext:value-type="string">
            <text:p>Eve_Maloe_More_2013_3M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1-19</text:p>
          </table:table-cell>
          <table:table-cell office:value-type="string" calcext:value-type="string">
            <text:p>MK887492</text:p>
          </table:table-cell>
          <table:table-cell office:value-type="float" office:value="10878680" calcext:value-type="float">
            <text:p>10878680</text:p>
          </table:table-cell>
          <table:table-cell office:value-type="string" calcext:value-type="string">
            <text:p>Eve_Olkhon_O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3-19</text:p>
          </table:table-cell>
          <table:table-cell office:value-type="string" calcext:value-type="string">
            <text:p>MK887500</text:p>
          </table:table-cell>
          <table:table-cell office:value-type="float" office:value="10878692" calcext:value-type="float">
            <text:p>10878692</text:p>
          </table:table-cell>
          <table:table-cell office:value-type="string" calcext:value-type="string">
            <text:p>Eve_Onguryon_Q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6-19</text:p>
          </table:table-cell>
          <table:table-cell office:value-type="string" calcext:value-type="string">
            <text:p>MK887503</text:p>
          </table:table-cell>
          <table:table-cell office:value-type="float" office:value="10878695" calcext:value-type="float">
            <text:p>10878695</text:p>
          </table:table-cell>
          <table:table-cell office:value-type="string" calcext:value-type="string">
            <text:p>Eve_Onguryon_Q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3-19</text:p>
          </table:table-cell>
          <table:table-cell office:value-type="string" calcext:value-type="string">
            <text:p>MK887527</text:p>
          </table:table-cell>
          <table:table-cell office:value-type="float" office:value="10878712" calcext:value-type="float">
            <text:p>10878712</text:p>
          </table:table-cell>
          <table:table-cell office:value-type="string" calcext:value-type="string">
            <text:p>Eve_Severobaikalsk_S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6-19</text:p>
          </table:table-cell>
          <table:table-cell office:value-type="string" calcext:value-type="string">
            <text:p>MK887530</text:p>
          </table:table-cell>
          <table:table-cell office:value-type="float" office:value="10878715" calcext:value-type="float">
            <text:p>10878715</text:p>
          </table:table-cell>
          <table:table-cell office:value-type="string" calcext:value-type="string">
            <text:p>Eve_Severobaikalsk_S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8-19</text:p>
          </table:table-cell>
          <table:table-cell office:value-type="string" calcext:value-type="string">
            <text:p>MK887521</text:p>
          </table:table-cell>
          <table:table-cell office:value-type="float" office:value="10878717" calcext:value-type="float">
            <text:p>10878717</text:p>
          </table:table-cell>
          <table:table-cell office:value-type="string" calcext:value-type="string">
            <text:p>Eve_Severobaikalsk_S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5-19</text:p>
          </table:table-cell>
          <table:table-cell office:value-type="string" calcext:value-type="string">
            <text:p>MK887526</text:p>
          </table:table-cell>
          <table:table-cell office:value-type="float" office:value="10878724" calcext:value-type="float">
            <text:p>10878724</text:p>
          </table:table-cell>
          <table:table-cell office:value-type="string" calcext:value-type="string">
            <text:p>Eve_Severobaikalsk_S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3-19</text:p>
          </table:table-cell>
          <table:table-cell office:value-type="string" calcext:value-type="string">
            <text:p>MK887561</text:p>
          </table:table-cell>
          <table:table-cell office:value-type="float" office:value="10878752" calcext:value-type="float">
            <text:p>10878752</text:p>
          </table:table-cell>
          <table:table-cell office:value-type="string" calcext:value-type="string">
            <text:p>Eve_UstBarguzin_U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7-19</text:p>
          </table:table-cell>
          <table:table-cell office:value-type="string" calcext:value-type="string">
            <text:p>MK887565</text:p>
          </table:table-cell>
          <table:table-cell office:value-type="float" office:value="10878756" calcext:value-type="float">
            <text:p>10878756</text:p>
          </table:table-cell>
          <table:table-cell office:value-type="string" calcext:value-type="string">
            <text:p>Eve_Warnachka_W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8-19</text:p>
          </table:table-cell>
          <table:table-cell office:value-type="string" calcext:value-type="string">
            <text:p>MK887570</text:p>
          </table:table-cell>
          <table:table-cell office:value-type="float" office:value="10878757" calcext:value-type="float">
            <text:p>10878757</text:p>
          </table:table-cell>
          <table:table-cell office:value-type="string" calcext:value-type="string">
            <text:p>Eve_Warnachka_W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0-19</text:p>
          </table:table-cell>
          <table:table-cell office:value-type="string" calcext:value-type="string">
            <text:p>MK887572</text:p>
          </table:table-cell>
          <table:table-cell office:value-type="float" office:value="10878759" calcext:value-type="float">
            <text:p>10878759</text:p>
          </table:table-cell>
          <table:table-cell office:value-type="string" calcext:value-type="string">
            <text:p>Eve_Warnachka_W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90-19</text:p>
          </table:table-cell>
          <table:table-cell office:value-type="string" calcext:value-type="string">
            <text:p>MK887578</text:p>
          </table:table-cell>
          <table:table-cell office:value-type="float" office:value="10878769" calcext:value-type="float">
            <text:p>10878769</text:p>
          </table:table-cell>
          <table:table-cell office:value-type="string" calcext:value-type="string">
            <text:p>Eve_Zavorotnaya_Z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bold_data_Gfa.A1:bold_data_Gfa.BR1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6:29:28.847762278</dc:date>
    <dc:creator>Polina Drozdova</dc:creator>
    <meta:editing-duration>P3DT22H33M51S</meta:editing-duration>
    <meta:editing-cycles>11</meta:editing-cycles>
    <meta:generator>LibreOffice/7.3.6.2$Linux_X86_64 LibreOffice_project/30$Build-2</meta:generator>
    <meta:document-statistic meta:table-count="1" meta:cell-count="7741" meta:object-count="0"/>
  </office:meta>
</office:document-meta>
</file>